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40"/>
  <manifest:file-entry manifest:media-type="application/x-openoffice-gdimetafile;windows_formatname=&quot;GDIMetaFile&quot;" manifest:full-path="ObjectReplacements/Object 41"/>
  <manifest:file-entry manifest:media-type=""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IPAゴシック" svg:font-family="IPAゴシック"/>
    <style:font-face style:name="IPA明朝" svg:font-family="IPA明朝"/>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style:style style:name="表1" style:family="table">
      <style:table-properties style:width="27.695cm" table:align="left"/>
    </style:style>
    <style:style style:name="表1.A" style:family="table-column">
      <style:table-column-properties style:column-width="6.495cm"/>
    </style:style>
    <style:style style:name="表1.B" style:family="table-column">
      <style:table-column-properties style:column-width="7.295cm"/>
    </style:style>
    <style:style style:name="表1.C" style:family="table-column">
      <style:table-column-properties style:column-width="6.895cm"/>
    </style:style>
    <style:style style:name="表1.D" style:family="table-column">
      <style:table-column-properties style:column-width="0.173cm"/>
    </style:style>
    <style:style style:name="表1.E" style:family="table-column">
      <style:table-column-properties style:column-width="0.721cm"/>
    </style:style>
    <style:style style:name="表1.F" style:family="table-column">
      <style:table-column-properties style:column-width="0.653cm"/>
    </style:style>
    <style:style style:name="表1.G" style:family="table-column">
      <style:table-column-properties style:column-width="5.463cm"/>
    </style:style>
    <style:style style:name="表1.1" style:family="table-row">
      <style:table-row-properties style:min-row-height="0.395cm"/>
    </style:style>
    <style:style style:name="表1.A1" style:family="table-cell">
      <style:table-cell-properties fo:padding="0.097cm" fo:border-left="0.002cm solid #000000" fo:border-right="none" fo:border-top="0.002cm solid #000000" fo:border-bottom="0.002cm solid #000000"/>
    </style:style>
    <style:style style:name="表1.D1" style:family="table-cell">
      <style:table-cell-properties fo:padding="0.097cm" fo:border-left="0.002cm solid #000000" fo:border-right="0.002cm solid #000000" fo:border-top="none" fo:border-bottom="none"/>
    </style:style>
    <style:style style:name="表1.F1" style:family="table-cell" style:data-style-name="N100">
      <style:table-cell-properties style:vertical-align="middle" fo:padding="0.097cm" fo:border-left="0.002cm solid #000000" fo:border-right="0.002cm solid #000000" fo:border-top="none" fo:border-bottom="none"/>
    </style:style>
    <style:style style:name="表1.G1" style:family="table-cell">
      <style:table-cell-properties fo:padding="0.097cm" fo:border="0.002cm solid #000000"/>
    </style:style>
    <style:style style:name="表1.A2" style:family="table-cell">
      <style:table-cell-properties fo:padding="0.097cm" fo:border-left="0.002cm solid #000000" fo:border-right="none" fo:border-top="none" fo:border-bottom="0.002cm solid #000000"/>
    </style:style>
    <style:style style:name="表1.C2" style:family="table-cell" style:data-style-name="N0">
      <style:table-cell-properties fo:padding="0.097cm" fo:border-left="0.002cm solid #000000" fo:border-right="none" fo:border-top="none" fo:border-bottom="0.002cm solid #000000"/>
    </style:style>
    <style:style style:name="表1.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9pt" style:font-size-asian="9pt" style:language-asian="ja" style:country-asian="JP" style:font-size-complex="9pt"/>
    </style:style>
    <style:style style:name="P2" style:family="paragraph" style:parent-style-name="Standard">
      <style:paragraph-properties fo:break-before="page"/>
      <style:text-properties fo:font-size="9pt" style:font-size-asian="9pt" style:language-asian="ja" style:country-asian="JP" style:font-size-complex="9pt"/>
    </style:style>
    <style:style style:name="P3" style:family="paragraph" style:parent-style-name="Table_20_Contents">
      <style:text-properties fo:font-size="9pt" style:font-size-asian="9pt" style:font-size-complex="9pt"/>
    </style:style>
    <style:style style:name="P4" style:family="paragraph" style:parent-style-name="Table_20_Contents">
      <style:paragraph-properties fo:text-align="center" style:justify-single-word="false"/>
      <style:text-properties fo:font-size="9pt" style:font-size-asian="9pt" style:font-size-complex="9pt"/>
    </style:style>
    <style:style style:name="P5" style:family="paragraph" style:parent-style-name="Table_20_Contents">
      <style:paragraph-properties fo:text-align="center" style:justify-single-word="false"/>
      <style:text-properties fo:font-size="9pt" style:font-size-asian="9pt" style:language-asian="ja" style:country-asian="JP" style:font-size-complex="9pt"/>
    </style:style>
    <style:style style:name="P6" style:family="paragraph" style:parent-style-name="Table_20_Contents">
      <style:text-properties fo:font-size="9pt" fo:font-style="italic" style:font-size-asian="9pt" style:font-style-asian="italic" style:font-size-complex="9pt" style:font-style-complex="italic"/>
    </style:style>
    <style:style style:name="P7" style:family="paragraph" style:parent-style-name="Table_20_Contents">
      <style:paragraph-properties fo:text-align="center" style:justify-single-word="false"/>
      <style:text-properties style:text-position="0% 100%" fo:font-size="9pt" fo:font-style="normal" style:font-size-asian="9pt" style:font-style-asian="normal" style:font-size-complex="9pt" style:font-style-complex="normal"/>
    </style:style>
    <style:style style:name="P8" style:family="paragraph" style:parent-style-name="Standard">
      <style:text-properties fo:font-size="9pt" style:font-size-asian="9pt" style:language-asian="ja" style:country-asian="JP" style:font-size-complex="9pt"/>
    </style:style>
    <style:style style:name="T1" style:family="text">
      <style:text-properties fo:font-style="italic" style:font-style-asian="italic" style:font-style-complex="italic"/>
    </style:style>
    <style:style style:name="T2" style:family="text">
      <style:text-properties style:text-position="sub 58%"/>
    </style:style>
    <style:style style:name="T3" style:family="text">
      <style:text-properties style:text-position="sub 58%" fo:font-style="italic" style:font-style-asian="italic" style:font-style-complex="italic"/>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質点は、室外側ガラス エアフロー側表面、ブラインド表面、室内側ガラス エアフロー側表面の3点で熱収支式をたてる。エアフローウィンドウ内を通過する空気温度の入口温度は境界条件で与えられるとする。この場合に室内側ガラスの室内側表面温度を表現することができれば、宇田川の手法を用いて多数室の室温連成計算が可能となる。ただし、ブラインドの熱抵抗は0と仮定している。また、ガラス側とブラインド側の対流熱伝達率である<text:span text:style-name="T1">α</text:span><text:span text:style-name="T3">c</text:span><text:span text:style-name="T2">,</text:span><text:span text:style-name="T3">ow</text:span>と<text:span text:style-name="T1">α</text:span><text:span text:style-name="T3">c</text:span><text:span text:style-name="T2">,</text:span><text:span text:style-name="T3">ob</text:span>ならびに<text:span text:style-name="T1">α</text:span><text:span text:style-name="T3">c</text:span><text:span text:style-name="T2">,</text:span><text:span text:style-name="T3">ow</text:span>と<text:span text:style-name="T1">α</text:span><text:span text:style-name="T3">c</text:span><text:span text:style-name="T2">,</text:span><text:span text:style-name="T3">ob</text:span>は、それぞれほぼ同じ値をとるため、プログラム上は等値として計算を行う。</text:p>
      <text:p text:style-name="P1"/>
      <text:p text:style-name="P1">・室外側ガラス エアフロー側温度</text:p>
      <text:p text:style-name="P1"><draw:frame draw:style-name="fr1" draw:name="オブジェクト1" text:anchor-type="as-char" svg:width="7.973cm" svg:height="0.399cm" draw:z-index="0"><draw:object xlink:href="./Object 1" xlink:type="simple" xlink:show="embed" xlink:actuate="onLoad"/><draw:image xlink:href="./ObjectReplacements/Object 1" xlink:type="simple" xlink:show="embed" xlink:actuate="onLoad"/></draw:frame><text:tab/><text:tab/><text:tab/><text:tab/><text:tab/>…(<text:sequence text:ref-name="refText0" text:name="Text" text:formula="ooow:Text+1" style:num-format="1">1</text:sequence>)</text:p>
      <text:p text:style-name="P1"/>
      <text:p text:style-name="P1">・ブラインド温度</text:p>
      <text:p text:style-name="P1"><draw:frame draw:style-name="fr1" draw:name="オブジェクト4" text:anchor-type="as-char" svg:width="9.797cm" svg:height="0.399cm" draw:z-index="1"><draw:object xlink:href="./Object 4" xlink:type="simple" xlink:show="embed" xlink:actuate="onLoad"/><draw:image xlink:href="./ObjectReplacements/Object 4" xlink:type="simple" xlink:show="embed" xlink:actuate="onLoad"/></draw:frame><text:tab/><text:tab/><text:tab/>…(<text:sequence text:ref-name="refText1" text:name="Text" text:formula="ooow:Text+1" style:num-format="1">2</text:sequence>)</text:p>
      <text:p text:style-name="P1"/>
      <text:p text:style-name="P1">・室内側ガラス エアフロー側温度</text:p>
      <text:p text:style-name="P1"><draw:frame draw:style-name="fr1" draw:name="オブジェクト5" text:anchor-type="as-char" svg:width="7.65cm" svg:height="0.399cm" draw:z-index="2"><draw:object xlink:href="./Object 5" xlink:type="simple" xlink:show="embed" xlink:actuate="onLoad"/><draw:image xlink:href="./ObjectReplacements/Object 5" xlink:type="simple" xlink:show="embed" xlink:actuate="onLoad"/></draw:frame><text:tab/><text:tab/><text:tab/><text:tab/><text:tab/>…(<text:sequence text:ref-name="refText2" text:name="Text" text:formula="ooow:Text+1" style:num-format="1">3</text:sequence>)</text:p>
      <text:p text:style-name="P1"/>
      <text:p text:style-name="P1">　ここで、ガラス表面およびブラインド表面の温度が一定とすれば、熱通過有効度を利用してエアフローウィンドウの出口空気温度を入口空気温度の関数として表現することができる。<text:span text:style-name="T1">T</text:span><text:span text:style-name="T3">oas</text:span>および<text:span text:style-name="T1">T</text:span><text:span text:style-name="T3">ias</text:span>はガラスとブラインドの平均の表面温度で、それぞれの温度を対流熱伝達率で重み付けした値である。</text:p>
      <text:p text:style-name="P1"/>
      <text:p text:style-name="P1">・エアフローウィンドウ外側空気出口温度</text:p>
      <text:p text:style-name="P1"><draw:frame draw:style-name="fr1" draw:name="オブジェクト6" text:anchor-type="as-char" svg:width="5.205cm" svg:height="0.399cm" draw:z-index="3"><draw:object xlink:href="./Object 6" xlink:type="simple" xlink:show="embed" xlink:actuate="onLoad"/><draw:image xlink:href="./ObjectReplacements/Object 6" xlink:type="simple" xlink:show="embed" xlink:actuate="onLoad"/></draw:frame><text:tab/><text:tab/><text:tab/><text:tab/><text:tab/><text:tab/><text:tab/>…(<text:sequence text:ref-name="refText3" text:name="Text" text:formula="ooow:Text+1" style:num-format="1">4</text:sequence>)</text:p>
      <text:p text:style-name="P1"><text:tab/>ただし、<draw:frame draw:style-name="fr1" draw:name="オブジェクト7" text:anchor-type="as-char" svg:width="7.338cm" svg:height="0.811cm" draw:z-index="4"><draw:object xlink:href="./Object 7" xlink:type="simple" xlink:show="embed" xlink:actuate="onLoad"/><draw:image xlink:href="./ObjectReplacements/Object 7" xlink:type="simple" xlink:show="embed" xlink:actuate="onLoad"/></draw:frame></text:p>
      <text:p text:style-name="P1"><text:tab/><text:tab/><draw:frame draw:style-name="fr1" draw:name="オブジェクト8" text:anchor-type="as-char" svg:width="2.521cm" svg:height="0.841cm" draw:z-index="5"><draw:object xlink:href="./Object 8" xlink:type="simple" xlink:show="embed" xlink:actuate="onLoad"/><draw:image xlink:href="./ObjectReplacements/Object 8" xlink:type="simple" xlink:show="embed" xlink:actuate="onLoad"/></draw:frame></text:p>
      <text:p text:style-name="P1"/>
      <text:p text:style-name="P1">・エアフローウィンドウ内側空気出口温度</text:p>
      <text:p text:style-name="P1"><draw:frame draw:style-name="fr1" draw:name="オブジェクト9" text:anchor-type="as-char" svg:width="4.987cm" svg:height="0.399cm" draw:z-index="6"><draw:object xlink:href="./Object 9" xlink:type="simple" xlink:show="embed" xlink:actuate="onLoad"/><draw:image xlink:href="./ObjectReplacements/Object 9" xlink:type="simple" xlink:show="embed" xlink:actuate="onLoad"/></draw:frame><text:tab/><text:tab/><text:tab/><text:tab/><text:tab/><text:tab/><text:tab/>…(<text:sequence text:ref-name="refText4" text:name="Text" text:formula="ooow:Text+1" style:num-format="1">5</text:sequence>)</text:p>
      <text:p text:style-name="P1"><text:tab/>ただし、<draw:frame draw:style-name="fr1" draw:name="オブジェクト10" text:anchor-type="as-char" svg:width="6.939cm" svg:height="0.811cm" draw:z-index="7"><draw:object xlink:href="./Object 10" xlink:type="simple" xlink:show="embed" xlink:actuate="onLoad"/><draw:image xlink:href="./ObjectReplacements/Object 10" xlink:type="simple" xlink:show="embed" xlink:actuate="onLoad"/></draw:frame></text:p>
      <text:p text:style-name="P1"><text:tab/><text:tab/><draw:frame draw:style-name="fr1" draw:name="オブジェクト11" text:anchor-type="as-char" svg:width="2.394cm" svg:height="0.841cm" draw:z-index="8"><draw:object xlink:href="./Object 11" xlink:type="simple" xlink:show="embed" xlink:actuate="onLoad"/><draw:image xlink:href="./ObjectReplacements/Object 11" xlink:type="simple" xlink:show="embed" xlink:actuate="onLoad"/></draw:frame></text:p>
      <text:p text:style-name="P1"/>
      <text:p text:style-name="P1">　エアフローウィンドウ通過空気とブラインドおよびガラス表面との対数平均温度差を計算すると、以下の式が得られる。</text:p>
      <text:p text:style-name="P1"><draw:frame draw:style-name="fr1" draw:name="オブジェクト12" text:anchor-type="as-char" svg:width="8.117cm" svg:height="0.88cm" draw:z-index="9"><draw:object xlink:href="./Object 12" xlink:type="simple" xlink:show="embed" xlink:actuate="onLoad"/><draw:image xlink:href="./ObjectReplacements/Object 12" xlink:type="simple" xlink:show="embed" xlink:actuate="onLoad"/></draw:frame><text:tab/><text:tab/><text:tab/><text:tab/><text:tab/>…(<text:sequence text:ref-name="refText5" text:name="Text" text:formula="ooow:Text+1" style:num-format="1">6</text:sequence>)</text:p>
      <text:p text:style-name="P1"><draw:frame draw:style-name="fr1" draw:name="オブジェクト13" text:anchor-type="as-char" svg:width="7.766cm" svg:height="0.88cm" draw:z-index="10"><draw:object xlink:href="./Object 13" xlink:type="simple" xlink:show="embed" xlink:actuate="onLoad"/><draw:image xlink:href="./ObjectReplacements/Object 13" xlink:type="simple" xlink:show="embed" xlink:actuate="onLoad"/></draw:frame><text:tab/><text:tab/><text:tab/><text:tab/><text:tab/>…(<text:sequence text:ref-name="refText6" text:name="Text" text:formula="ooow:Text+1" style:num-format="1">7</text:sequence>)</text:p>
      <text:p text:style-name="P1"><text:tab/>ただし、<draw:frame draw:style-name="fr1" draw:name="オブジェクト36" text:anchor-type="as-char" svg:width="2.66cm" svg:height="0.399cm" draw:z-index="16"><draw:object xlink:href="./Object 36" xlink:type="simple" xlink:show="embed" xlink:actuate="onLoad"/><draw:image xlink:href="./ObjectReplacements/Object 36" xlink:type="simple" xlink:show="embed" xlink:actuate="onLoad"/><svg:desc>数式</svg:desc></draw:frame></text:p>
      <text:p text:style-name="P1"><text:tab/><text:tab/><draw:frame draw:style-name="fr1" draw:name="オブジェクト37" text:anchor-type="as-char" svg:width="2.732cm" svg:height="0.399cm" draw:z-index="17"><draw:object xlink:href="./Object 37" xlink:type="simple" xlink:show="embed" xlink:actuate="onLoad"/><draw:image xlink:href="./ObjectReplacements/Object 37" xlink:type="simple" xlink:show="embed" xlink:actuate="onLoad"/><svg:desc>数式</svg:desc></draw:frame></text:p>
      <text:p text:style-name="P1"/>
      <text:p text:style-name="P1"/>
      <text:p text:style-name="P2"/>
      <text:p text:style-name="P1">ブラインドおよびガラス表面の温度から対数平均温度差を差し引くことで、通気層空気の平均温度はそれぞれ、</text:p>
      <text:p text:style-name="P1"><draw:frame draw:style-name="fr1" draw:name="オブジェクト14" text:anchor-type="as-char" svg:width="9.844cm" svg:height="0.811cm" draw:z-index="11"><draw:object xlink:href="./Object 14" xlink:type="simple" xlink:show="embed" xlink:actuate="onLoad"/><draw:image xlink:href="./ObjectReplacements/Object 14" xlink:type="simple" xlink:show="embed" xlink:actuate="onLoad"/></draw:frame><text:tab/><text:tab/><text:tab/>…(<text:sequence text:ref-name="refText7" text:name="Text" text:formula="ooow:Text+1" style:num-format="1">8</text:sequence>)</text:p>
      <text:p text:style-name="P1"><text:tab/>ただし、<draw:frame draw:style-name="fr2" draw:name="オブジェクト21" text:anchor-type="as-char" svg:y="-0.82cm" svg:width="2.716cm" svg:height="0.893cm" draw:z-index="19"><draw:object xlink:href="./Object 20" xlink:type="simple" xlink:show="embed" xlink:actuate="onLoad"/><draw:image xlink:href="./ObjectReplacements/Object 20" xlink:type="simple" xlink:show="embed" xlink:actuate="onLoad"/><svg:desc>数式</svg:desc></draw:frame></text:p>
      <text:p text:style-name="P1"><text:tab/><text:tab/><draw:frame draw:style-name="fr2" draw:name="オブジェクト17" text:anchor-type="as-char" svg:y="-0.566cm" svg:width="2.686cm" svg:height="0.893cm" draw:z-index="20"><draw:object xlink:href="./Object 17" xlink:type="simple" xlink:show="embed" xlink:actuate="onLoad"/><draw:image xlink:href="./ObjectReplacements/Object 17" xlink:type="simple" xlink:show="embed" xlink:actuate="onLoad"/><svg:desc>数式</svg:desc></draw:frame></text:p>
      <text:p text:style-name="P1"><text:tab/><text:tab/><draw:frame draw:style-name="fr2" draw:name="オブジェクト18" text:anchor-type="as-char" svg:y="-0.298cm" svg:width="1.575cm" svg:height="0.811cm" draw:z-index="21"><draw:object xlink:href="./Object 18" xlink:type="simple" xlink:show="embed" xlink:actuate="onLoad"/><draw:image xlink:href="./ObjectReplacements/Object 18" xlink:type="simple" xlink:show="embed" xlink:actuate="onLoad"/><svg:desc>数式</svg:desc></draw:frame></text:p>
      <text:p text:style-name="P1"/>
      <text:p text:style-name="P1"><draw:frame draw:style-name="fr1" draw:name="オブジェクト15" text:anchor-type="as-char" svg:width="9.327cm" svg:height="0.811cm" draw:z-index="12"><draw:object xlink:href="./Object 15" xlink:type="simple" xlink:show="embed" xlink:actuate="onLoad"/><draw:image xlink:href="./ObjectReplacements/Object 15" xlink:type="simple" xlink:show="embed" xlink:actuate="onLoad"/></draw:frame><text:tab/><text:tab/><text:tab/><text:tab/>…(<text:sequence text:ref-name="refText8" text:name="Text" text:formula="ooow:Text+1" style:num-format="1">9</text:sequence>)</text:p>
      <text:p text:style-name="P1"><text:tab/>ただし、<draw:frame draw:style-name="fr1" draw:name="オブジェクト22" text:anchor-type="as-char" svg:width="2.6cm" svg:height="0.893cm" draw:z-index="13"><draw:object xlink:href="./Object 22" xlink:type="simple" xlink:show="embed" xlink:actuate="onLoad"/><draw:image xlink:href="./ObjectReplacements/Object 22" xlink:type="simple" xlink:show="embed" xlink:actuate="onLoad"/><svg:desc>数式</svg:desc></draw:frame></text:p>
      <text:p text:style-name="P1"><text:tab/><text:tab/><draw:frame draw:style-name="fr1" draw:name="オブジェクト20" text:anchor-type="as-char" svg:width="2.57cm" svg:height="0.893cm" draw:z-index="35"><draw:object xlink:href="./Object 21" xlink:type="simple" xlink:show="embed" xlink:actuate="onLoad"/><draw:image xlink:href="./ObjectReplacements/Object 21" xlink:type="simple" xlink:show="embed" xlink:actuate="onLoad"/><svg:desc>数式</svg:desc></draw:frame></text:p>
      <text:p text:style-name="P1"><text:tab/><text:tab/><draw:frame draw:style-name="fr1" draw:name="オブジェクト24" text:anchor-type="as-char" svg:width="1.499cm" svg:height="0.811cm" draw:z-index="36"><draw:object xlink:href="./Object 24" xlink:type="simple" xlink:show="embed" xlink:actuate="onLoad"/><draw:image xlink:href="./ObjectReplacements/Object 24" xlink:type="simple" xlink:show="embed" xlink:actuate="onLoad"/><svg:desc>数式</svg:desc></draw:frame></text:p>
      <text:p text:style-name="P1">と表現できる。</text:p>
      <text:p text:style-name="P1">　なお、エアフロー内の通過風量が0の場合には<text:span text:style-name="T1">W</text:span><text:span text:style-name="T3">ho</text:span>=<text:span text:style-name="T1">W</text:span><text:span text:style-name="T3">hi</text:span>=0、<text:span text:style-name="T1">ε</text:span><text:span text:style-name="T3">wi</text:span>=<text:span text:style-name="T1">ε</text:span><text:span text:style-name="T3">wo</text:span>=0、<text:span text:style-name="T1">Wo</text:span><text:span text:style-name="T2">1</text:span>=<text:span text:style-name="T1">h</text:span><text:span text:style-name="T3">ow</text:span>、<text:span text:style-name="T1">Wo</text:span><text:span text:style-name="T2">2</text:span>=<text:span text:style-name="T1">h</text:span><text:span text:style-name="T3">ob</text:span>、<text:span text:style-name="T1">W</text:span><text:span text:style-name="T3">o</text:span><text:span text:style-name="T2">3</text:span>=0、<text:span text:style-name="T1">Wi</text:span><text:span text:style-name="T2">1</text:span>=<text:span text:style-name="T1">h</text:span><text:span text:style-name="T3">iw</text:span>、<text:span text:style-name="T1">Wi</text:span><text:span text:style-name="T2">2</text:span>=<text:span text:style-name="T1">h</text:span><text:span text:style-name="T3">ib</text:span>、<text:span text:style-name="T1">W</text:span><text:span text:style-name="T3">i</text:span><text:span text:style-name="T2">3</text:span>=0となる。</text:p>
      <text:p text:style-name="P1"/>
      <text:p text:style-name="P1">　式<text:sequence-ref text:reference-format="value" text:ref-name="refText7">8</text:sequence-ref>と式<text:sequence-ref text:reference-format="value" text:ref-name="refText8">9</text:sequence-ref>を式<text:sequence-ref text:reference-format="value" text:ref-name="refText0">1</text:sequence-ref>、式<text:sequence-ref text:reference-format="value" text:ref-name="refText1">2</text:sequence-ref>、式<text:sequence-ref text:reference-format="value" text:ref-name="refText2">3</text:sequence-ref>に代入して<text:span text:style-name="T1">T</text:span><text:span text:style-name="T3">ow</text:span>, <text:span text:style-name="T1">T</text:span><text:span text:style-name="T3">b</text:span>, <text:span text:style-name="T1">T</text:span><text:span text:style-name="T3">iw</text:span>について整理すると以下のように表せる。</text:p>
      <text:p text:style-name="P1"/>
      <text:p text:style-name="P1"><draw:frame draw:style-name="fr1" draw:name="オブジェクト23" text:anchor-type="as-char" svg:width="11.933cm" svg:height="0.399cm" draw:z-index="14"><draw:object xlink:href="./Object 23" xlink:type="simple" xlink:show="embed" xlink:actuate="onLoad"/><draw:image xlink:href="./ObjectReplacements/Object 23" xlink:type="simple" xlink:show="embed" xlink:actuate="onLoad"/><svg:desc>数式</svg:desc></draw:frame><text:tab/><text:tab/><text:tab/><text:tab/><text:tab/><text:tab/>…(<text:sequence text:ref-name="refText9" text:name="Text" text:formula="ooow:Text+1" style:num-format="1">10</text:sequence>)</text:p>
      <text:p text:style-name="P1"/>
      <text:p text:style-name="P1"><draw:frame draw:style-name="fr1" draw:name="オブジェクト16" text:anchor-type="as-char" svg:width="17.986cm" svg:height="0.399cm" draw:z-index="18"><draw:object xlink:href="./Object 16" xlink:type="simple" xlink:show="embed" xlink:actuate="onLoad"/><draw:image xlink:href="./ObjectReplacements/Object 16" xlink:type="simple" xlink:show="embed" xlink:actuate="onLoad"/><svg:desc>数式</svg:desc></draw:frame><text:tab/>…(<text:sequence text:ref-name="refText10" text:name="Text" text:formula="ooow:Text+1" style:num-format="1">11</text:sequence>)</text:p>
      <text:p text:style-name="P1"/>
      <text:p text:style-name="P1"><draw:frame draw:style-name="fr1" draw:name="オブジェクト19" text:anchor-type="as-char" svg:width="11.4cm" svg:height="0.399cm" draw:z-index="15"><draw:object xlink:href="./Object 19" xlink:type="simple" xlink:show="embed" xlink:actuate="onLoad"/><draw:image xlink:href="./ObjectReplacements/Object 19" xlink:type="simple" xlink:show="embed" xlink:actuate="onLoad"/><svg:desc>数式</svg:desc></draw:frame><text:tab/><text:tab/><text:tab/><text:tab/><text:tab/><text:tab/><text:tab/>…(<text:sequence text:ref-name="refText11" text:name="Text" text:formula="ooow:Text+1" style:num-format="1">12</text:sequence>)</text:p>
      <text:p text:style-name="P1"/>
      <text:p text:style-name="P1">　行列で表現すると</text:p>
      <text:p text:style-name="P1"/>
      <table:table table:name="表1" table:style-name="表1">
        <table:table-column table:style-name="表1.A"/>
        <table:table-column table:style-name="表1.B"/>
        <table:table-column table:style-name="表1.C"/>
        <table:table-column table:style-name="表1.D"/>
        <table:table-column table:style-name="表1.E"/>
        <table:table-column table:style-name="表1.F"/>
        <table:table-column table:style-name="表1.G"/>
        <table:table-row table:style-name="表1.1">
          <table:table-cell table:style-name="表1.A1" table:number-columns-spanned="3" office:value-type="string">
            <text:p text:style-name="P5">[A]</text:p>
          </table:table-cell>
          <table:covered-table-cell/>
          <table:covered-table-cell/>
          <table:table-cell table:style-name="表1.D1" table:number-rows-spanned="4" office:value-type="string">
            <text:p text:style-name="P3"/>
          </table:table-cell>
          <table:table-cell table:style-name="表1.A1" office:value-type="string">
            <text:p text:style-name="P7">[T]</text:p>
          </table:table-cell>
          <table:table-cell table:style-name="表1.F1" table:number-rows-spanned="4" office:value-type="float" office:value="0">
            <text:p text:style-name="P4">=</text:p>
          </table:table-cell>
          <table:table-cell table:style-name="表1.G1" office:value-type="string">
            <text:p text:style-name="P4">[Z]</text:p>
          </table:table-cell>
        </table:table-row>
        <table:table-row table:style-name="表1.1">
          <table:table-cell table:style-name="表1.A2" office:value-type="string">
            <text:p text:style-name="P3"><draw:frame draw:style-name="fr1" draw:name="オブジェクト2" text:anchor-type="as-char" svg:width="4.165cm" svg:height="0.399cm" draw:z-index="22"><draw:object xlink:href="./Object 2" xlink:type="simple" xlink:show="embed" xlink:actuate="onLoad"/><draw:image xlink:href="./ObjectReplacements/Object 2" xlink:type="simple" xlink:show="embed" xlink:actuate="onLoad"/></draw:frame></text:p>
          </table:table-cell>
          <table:table-cell table:style-name="表1.A2" office:value-type="string">
            <text:p text:style-name="P3"><draw:frame draw:style-name="fr1" draw:name="オブジェクト3" text:anchor-type="as-char" svg:width="3.006cm" svg:height="0.399cm" draw:z-index="23"><draw:object xlink:href="./Object 3" xlink:type="simple" xlink:show="embed" xlink:actuate="onLoad"/><draw:image xlink:href="./ObjectReplacements/Object 3" xlink:type="simple" xlink:show="embed" xlink:actuate="onLoad"/></draw:frame></text:p>
          </table:table-cell>
          <table:table-cell table:style-name="表1.C2" office:value-type="float" office:value="0">
            <text:p text:style-name="P4">0</text:p>
          </table:table-cell>
          <table:covered-table-cell/>
          <table:table-cell table:style-name="表1.A2" office:value-type="string">
            <text:p text:style-name="P6">T<text:span text:style-name="T2">ow</text:span></text:p>
          </table:table-cell>
          <table:covered-table-cell/>
          <table:table-cell table:style-name="表1.G2" office:value-type="string">
            <text:p text:style-name="P3"><draw:frame draw:style-name="fr1" draw:name="オブジェクト30" text:anchor-type="as-char" svg:width="4.059cm" svg:height="0.399cm" draw:z-index="24"><draw:object xlink:href="./Object 30" xlink:type="simple" xlink:show="embed" xlink:actuate="onLoad"/><draw:image xlink:href="./ObjectReplacements/Object 30" xlink:type="simple" xlink:show="embed" xlink:actuate="onLoad"/></draw:frame></text:p>
          </table:table-cell>
        </table:table-row>
        <table:table-row>
          <table:table-cell table:style-name="表1.A2" office:value-type="string">
            <text:p text:style-name="P3"><draw:frame draw:style-name="fr1" draw:name="オブジェクト26" text:anchor-type="as-char" svg:width="3cm" svg:height="0.399cm" draw:z-index="25"><draw:object xlink:href="./Object 26" xlink:type="simple" xlink:show="embed" xlink:actuate="onLoad"/><draw:image xlink:href="./ObjectReplacements/Object 26" xlink:type="simple" xlink:show="embed" xlink:actuate="onLoad"/></draw:frame></text:p>
          </table:table-cell>
          <table:table-cell table:style-name="表1.A2" office:value-type="string">
            <text:p text:style-name="P3"><draw:frame draw:style-name="fr1" draw:name="オブジェクト25" text:anchor-type="as-char" svg:width="6.279cm" svg:height="0.399cm" draw:z-index="26"><draw:object xlink:href="./Object 25" xlink:type="simple" xlink:show="embed" xlink:actuate="onLoad"/><draw:image xlink:href="./ObjectReplacements/Object 25" xlink:type="simple" xlink:show="embed" xlink:actuate="onLoad"/></draw:frame></text:p>
          </table:table-cell>
          <table:table-cell table:style-name="表1.A2" office:value-type="string">
            <text:p text:style-name="P3"><draw:frame draw:style-name="fr1" draw:name="オブジェクト27" text:anchor-type="as-char" svg:width="2.87cm" svg:height="0.399cm" draw:z-index="27"><draw:object xlink:href="./Object 27" xlink:type="simple" xlink:show="embed" xlink:actuate="onLoad"/><draw:image xlink:href="./ObjectReplacements/Object 27" xlink:type="simple" xlink:show="embed" xlink:actuate="onLoad"/></draw:frame></text:p>
          </table:table-cell>
          <table:covered-table-cell/>
          <table:table-cell table:style-name="表1.A2" office:value-type="string">
            <text:p text:style-name="P6">T<text:span text:style-name="T2">b</text:span></text:p>
          </table:table-cell>
          <table:covered-table-cell/>
          <table:table-cell table:style-name="表1.G2" office:value-type="string">
            <text:p text:style-name="P3"><draw:frame draw:style-name="fr1" draw:name="オブジェクト31" text:anchor-type="as-char" svg:width="4.651cm" svg:height="0.399cm" draw:z-index="28"><draw:object xlink:href="./Object 31" xlink:type="simple" xlink:show="embed" xlink:actuate="onLoad"/><draw:image xlink:href="./ObjectReplacements/Object 31" xlink:type="simple" xlink:show="embed" xlink:actuate="onLoad"/></draw:frame></text:p>
          </table:table-cell>
        </table:table-row>
        <table:table-row>
          <table:table-cell table:style-name="表1.C2" office:value-type="float" office:value="0">
            <text:p text:style-name="P4">0</text:p>
          </table:table-cell>
          <table:table-cell table:style-name="表1.A2" office:value-type="string">
            <text:p text:style-name="P3"><draw:frame draw:style-name="fr1" draw:name="オブジェクト28" text:anchor-type="as-char" svg:width="2.875cm" svg:height="0.399cm" draw:z-index="29"><draw:object xlink:href="./Object 28" xlink:type="simple" xlink:show="embed" xlink:actuate="onLoad"/><draw:image xlink:href="./ObjectReplacements/Object 28" xlink:type="simple" xlink:show="embed" xlink:actuate="onLoad"/></draw:frame></text:p>
          </table:table-cell>
          <table:table-cell table:style-name="表1.A2" office:value-type="string">
            <text:p text:style-name="P3"><draw:frame draw:style-name="fr1" draw:name="オブジェクト29" text:anchor-type="as-char" svg:width="3.988cm" svg:height="0.399cm" draw:z-index="30"><draw:object xlink:href="./Object 29" xlink:type="simple" xlink:show="embed" xlink:actuate="onLoad"/><draw:image xlink:href="./ObjectReplacements/Object 29" xlink:type="simple" xlink:show="embed" xlink:actuate="onLoad"/></draw:frame></text:p>
          </table:table-cell>
          <table:covered-table-cell/>
          <table:table-cell table:style-name="表1.A2" office:value-type="string">
            <text:p text:style-name="P6">T<text:span text:style-name="T2">iw</text:span></text:p>
          </table:table-cell>
          <table:covered-table-cell/>
          <table:table-cell table:style-name="表1.G2" office:value-type="string">
            <text:p text:style-name="P3"><draw:frame draw:style-name="fr1" draw:name="オブジェクト32" text:anchor-type="as-char" svg:width="3.875cm" svg:height="0.399cm" draw:z-index="31"><draw:object xlink:href="./Object 32" xlink:type="simple" xlink:show="embed" xlink:actuate="onLoad"/><draw:image xlink:href="./ObjectReplacements/Object 32" xlink:type="simple" xlink:show="embed" xlink:actuate="onLoad"/></draw:frame></text:p>
          </table:table-cell>
        </table:table-row>
      </table:table>
      <text:p text:style-name="P1"/>
      <text:p text:style-name="P1">となる。行列[A]の逆行列[B]を求めれば[T]=[B][Z]となる。行列[B]の要素を<text:span text:style-name="T1">b</text:span><text:span text:style-name="T3">ij</text:span>と表現すると、</text:p>
      <text:p text:style-name="P1"/>
      <text:p text:style-name="P1"><draw:frame draw:style-name="fr1" draw:name="オブジェクト33" text:anchor-type="as-char" svg:width="16.036cm" svg:height="0.811cm" draw:z-index="32"><draw:object xlink:href="./Object 33" xlink:type="simple" xlink:show="embed" xlink:actuate="onLoad"/><draw:image xlink:href="./ObjectReplacements/Object 33" xlink:type="simple" xlink:show="embed" xlink:actuate="onLoad"/><svg:desc>数式</svg:desc></draw:frame><text:tab/><text:tab/><text:tab/>…(<text:sequence text:ref-name="refText12" text:name="Text" text:formula="ooow:Text+1" style:num-format="1">13</text:sequence>)</text:p>
      <text:p text:style-name="P1"/>
      <text:p text:style-name="P1">となる。</text:p>
      <text:p text:style-name="P1"/>
      <text:p text:style-name="P2"/>
      <text:p text:style-name="P1">ガラスのエアフロー側の表面温度と室内側の表面温度との関係は、</text:p>
      <text:p text:style-name="P1"/>
      <text:p text:style-name="P1"><draw:frame draw:style-name="fr1" draw:name="オブジェクト34" text:anchor-type="as-char" svg:width="4.302cm" svg:height="0.399cm" draw:z-index="33"><draw:object xlink:href="./Object 34" xlink:type="simple" xlink:show="embed" xlink:actuate="onLoad"/><draw:image xlink:href="./ObjectReplacements/Object 34" xlink:type="simple" xlink:show="embed" xlink:actuate="onLoad"/><svg:desc>数式</svg:desc></draw:frame></text:p>
      <text:p text:style-name="P1"/>
      <text:p text:style-name="P1">で表現される。これを室内側表面温度について解き、式<text:sequence-ref text:reference-format="value" text:ref-name="refText12">13</text:sequence-ref>の<text:span text:style-name="T1">T</text:span><text:span text:style-name="T3">iw</text:span>を代入すると、</text:p>
      <text:p text:style-name="P1"/>
      <text:p text:style-name="P1"><draw:frame draw:style-name="fr1" draw:name="オブジェクト35" text:anchor-type="as-char" svg:width="19.523cm" svg:height="1.801cm" draw:z-index="34"><draw:object xlink:href="./Object 35" xlink:type="simple" xlink:show="embed" xlink:actuate="onLoad"/><draw:image xlink:href="./ObjectReplacements/Object 35" xlink:type="simple" xlink:show="embed" xlink:actuate="onLoad"/><svg:desc>数式</svg:desc></draw:frame><text:tab/><text:tab/>…(<text:sequence text:ref-name="refText13" text:name="Text" text:formula="ooow:Text+1" style:num-format="1">14</text:sequence>)</text:p>
      <text:p text:style-name="P1"/>
      <text:p text:style-name="P1">となる。</text:p>
      <text:p text:style-name="P1">　以上により、エアフローウィンドウの室内側ガラスの室内側表面温度が、放射を考慮した室内の環境温度<text:span text:style-name="T1">Tr</text:span><text:span text:style-name="T3">rm</text:span>と相当外気温度<text:span text:style-name="T1">Tr</text:span><text:span text:style-name="T3">ex</text:span>と境界条件のみで表現することができる。以降は、宇田川が提案した計算処理を行えば、多数室の連成計算が可能となる。</text:p>
      <text:p text:style-name="P1"/>
      <text:p text:style-name="P1"/>
      <text:p text:style-name="P1"/>
      <text:p text:style-name="P1"/>
      <text:p text:style-name="P1"/>
      <text:p text:style-name="P1"/>
      <text:p text:style-name="P1">//*****************************</text:p>
      <text:p text:style-name="P1"/>
      <text:p text:style-name="P1">　なお、エアフローウィンドウ内の風量が0の場合は、内部の空気温度はガラス温度とブラインド温度を対流熱伝達率で重み付け平均した値となる。</text:p>
      <text:p text:style-name="P1"/>
      <text:p text:style-name="P1"><draw:frame draw:style-name="fr1" draw:name="オブジェクト41" text:anchor-type="as-char" svg:width="5.794cm" svg:height="0.399cm" draw:z-index="40"><draw:object xlink:href="./Object 41" xlink:type="simple" xlink:show="embed" xlink:actuate="onLoad"/><draw:image xlink:href="./ObjectReplacements/Object 41" xlink:type="simple" xlink:show="embed" xlink:actuate="onLoad"/></draw:frame><text:tab/><text:tab/><text:tab/><text:tab/><text:tab/><text:tab/>…(<text:sequence text:ref-name="refText14" text:name="Text" text:formula="ooow:Text+1" style:num-format="1">15</text:sequence>)</text:p>
      <text:p text:style-name="P1"/>
      <text:p text:style-name="P1"><draw:frame draw:style-name="fr1" draw:name="オブジェクト42" text:anchor-type="as-char" svg:width="12.183cm" svg:height="0.399cm" draw:z-index="41"><draw:object xlink:href="./Object 42" xlink:type="simple" xlink:show="embed" xlink:actuate="onLoad"/><draw:image xlink:href="./ObjectReplacements/Object 42" xlink:type="simple" xlink:show="embed" xlink:actuate="onLoad"/></draw:frame></text:p>
      <text:p text:style-name="P1">・室外側ガラス エアフロー側温度</text:p>
      <text:p text:style-name="P1"><draw:frame draw:style-name="fr1" draw:name="オブジェクト39" text:anchor-type="as-char" svg:width="9.43cm" svg:height="0.399cm" draw:z-index="38"><draw:object xlink:href="./Object 39" xlink:type="simple" xlink:show="embed" xlink:actuate="onLoad"/><draw:image xlink:href="./ObjectReplacements/Object 39" xlink:type="simple" xlink:show="embed" xlink:actuate="onLoad"/></draw:frame></text:p>
      <text:p text:style-name="P1"/>
      <text:p text:style-name="P1"><draw:frame draw:style-name="fr1" draw:name="オブジェクト43" text:anchor-type="as-char" svg:width="9.477cm" svg:height="0.399cm" draw:z-index="42"><draw:object xlink:href="./Object 43" xlink:type="simple" xlink:show="embed" xlink:actuate="onLoad"/><draw:image xlink:href="./ObjectReplacements/Object 43" xlink:type="simple" xlink:show="embed" xlink:actuate="onLoad"/></draw:frame></text:p>
      <text:p text:style-name="P1"/>
      <text:p text:style-name="P1">・ブラインド温度</text:p>
      <text:p text:style-name="P1"><draw:frame draw:style-name="fr1" draw:name="オブジェクト40" text:anchor-type="as-char" svg:width="9.797cm" svg:height="0.399cm" draw:z-index="39"><draw:object xlink:href="./Object 40" xlink:type="simple" xlink:show="embed" xlink:actuate="onLoad"/><draw:image xlink:href="./ObjectReplacements/Object 40" xlink:type="simple" xlink:show="embed" xlink:actuate="onLoad"/></draw:frame></text:p>
      <text:p text:style-name="P1"/>
      <text:p text:style-name="P1">・室内側ガラス エアフロー側温度</text:p>
      <text:p text:style-name="P1"><draw:frame draw:style-name="fr1" draw:name="オブジェクト38" text:anchor-type="as-char" svg:width="7.65cm" svg:height="0.399cm" draw:z-index="37"><draw:object xlink:href="./Object 38" xlink:type="simple" xlink:show="embed" xlink:actuate="onLoad"/><draw:image xlink:href="./ObjectReplacements/Object 38" xlink:type="simple" xlink:show="embed" xlink:actuate="onLoad"/></draw:frame></text:p>
      <text:p text:style-name="P1"/>
      <text:p text:style-name="P1"/>
      <text:p text:style-name="P2"/>
      <text:p text:style-name="P1"/>
      <text:p text:style-name="P1"/>
      <text:p text:style-name="P1"><text:span text:style-name="T1">b</text:span> : ブラインド</text:p>
      <text:p text:style-name="P1"><text:span text:style-name="T1">ia</text:span> : 内側エアフロー</text:p>
      <text:p text:style-name="P1"><text:span text:style-name="T1">iw</text:span> : 内側ガラス エアフロー側表面</text:p>
      <text:p text:style-name="P1"><text:span text:style-name="T1">oa</text:span> : 外側エアフロー</text:p>
      <text:p text:style-name="P1"><text:span text:style-name="T1">ow</text:span> : 外側ガラス エアフロー側表面</text:p>
      <text:p text:style-name="P1"><text:span text:style-name="T1">rm</text:span> : 室</text:p>
      <text:p text:style-name="P1"><text:span text:style-name="T1">ex</text:span> : 外部</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IPAゴシック" svg:font-family="IPAゴシック"/>
    <style:font-face style:name="IPA明朝" svg:font-family="IPA明朝"/>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IPA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IPAゴシック"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sian="IPA明朝"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name-asian="IPA明朝"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IPA明朝"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699cm" fo:page-height="20.999cm" style:num-format="1" style:print-orientation="landscape"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06T12:45:46.12</meta:creation-date>
    <dc:date>2010-05-02T22:53:08.76</dc:date>
    <meta:editing-duration>PT57H09M57S</meta:editing-duration>
    <meta:editing-cycles>220</meta:editing-cycles>
    <meta:generator>OpenOffice.org/3.2$Win32 OpenOffice.org_project/320m12$Build-9483</meta:generator>
    <meta:printed-by>e t</meta:printed-by>
    <meta:print-date>2009-11-12T14:19:57.08</meta:print-date>
    <meta:document-statistic meta:table-count="1" meta:image-count="0" meta:object-count="43" meta:page-count="4" meta:paragraph-count="83" meta:word-count="597" meta:character-count="1450"/>
  </office:meta>
</office:document-meta>
</file>

<file path=Object 1/content.xml><?xml version="1.0" encoding="utf-8"?>
<math xmlns="http://www.w3.org/1998/Math/MathML">
  <semantics>
    <mrow>
      <mrow>
        <msub>
          <mi>I</mi>
          <mi mathvariant="italic">ow</mi>
        </msub>
        <mo stretchy="false">+</mo>
        <msub>
          <mo stretchy="false">α</mo>
          <mrow>
            <mi>c</mi>
            <mi>,</mi>
            <mi mathvariant="italic">ow</mi>
          </mrow>
        </msub>
      </mrow>
      <mrow>
        <mrow>
          <mo stretchy="false">(</mo>
          <mrow>
            <msub>
              <mi>T</mi>
              <mi mathvariant="italic">oa</mi>
            </msub>
            <mi mathvariant="normal">−</mi>
            <msub>
              <mi>T</mi>
              <mi mathvariant="italic">ow</mi>
            </msub>
          </mrow>
          <mo stretchy="false">)</mo>
        </mrow>
        <mo stretchy="false">+</mo>
        <msub>
          <mo stretchy="false">α</mo>
          <mrow>
            <mi>r</mi>
            <mi>,</mi>
            <mrow>
              <mi mathvariant="italic">ow</mi>
              <mi mathvariant="normal">−</mi>
              <mi>b</mi>
            </mrow>
          </mrow>
        </msub>
      </mrow>
      <mrow>
        <mrow>
          <mo stretchy="false">(</mo>
          <mrow>
            <msub>
              <mi>T</mi>
              <mi>b</mi>
            </msub>
            <mi mathvariant="normal">−</mi>
            <msub>
              <mi>T</mi>
              <mi mathvariant="italic">ow</mi>
            </msub>
          </mrow>
          <mo stretchy="false">)</mo>
        </mrow>
        <mo stretchy="false">+</mo>
        <msub>
          <mi>K</mi>
          <mi mathvariant="italic">ow</mi>
        </msub>
      </mrow>
      <mrow>
        <mrow>
          <mo stretchy="false">(</mo>
          <mrow>
            <msub>
              <mi mathvariant="italic">Tr</mi>
              <mi mathvariant="italic">ex</mi>
            </msub>
            <mi mathvariant="normal">−</mi>
            <msub>
              <mi>T</mi>
              <mi mathvariant="italic">ow</mi>
            </msub>
          </mrow>
          <mo stretchy="false">)</mo>
        </mrow>
        <mi mathvariant="normal">=</mi>
        <mn>0</mn>
      </mrow>
    </mrow>
    <annotation encoding="StarMath 5.0">I_ow + %alpha_{c,ow} (T_oa - T_ow) + %alpha_{r,ow-b} (T_b - T_ow) + K_ow (Tr_ex - T_ow) = 0</annotation>
  </semantics>
</math>
</file>

<file path=Object 10/content.xml><?xml version="1.0" encoding="utf-8"?>
<math xmlns="http://www.w3.org/1998/Math/MathML">
  <semantics>
    <mrow>
      <mrow>
        <msub>
          <mi>T</mi>
          <mi mathvariant="italic">ias</mi>
        </msub>
        <mi mathvariant="normal">=</mi>
        <mfrac>
          <msub>
            <mo stretchy="false">α</mo>
            <mrow>
              <mi>c</mi>
              <mi>,</mi>
              <mi mathvariant="italic">iw</mi>
            </mrow>
          </msub>
          <mrow>
            <msub>
              <mo stretchy="false">α</mo>
              <mrow>
                <mi>c</mi>
                <mi>,</mi>
                <mi mathvariant="italic">iw</mi>
              </mrow>
            </msub>
            <mo stretchy="false">+</mo>
            <msub>
              <mo stretchy="false">α</mo>
              <mrow>
                <mi>c</mi>
                <mi>,</mi>
                <mi mathvariant="italic">ib</mi>
              </mrow>
            </msub>
          </mrow>
        </mfrac>
      </mrow>
      <mrow>
        <msub>
          <mi>T</mi>
          <mi mathvariant="italic">iw</mi>
        </msub>
        <mo stretchy="false">+</mo>
        <mfrac>
          <msub>
            <mo stretchy="false">α</mo>
            <mrow>
              <mi>c</mi>
              <mi>,</mi>
              <mi mathvariant="italic">ib</mi>
            </mrow>
          </msub>
          <mrow>
            <msub>
              <mo stretchy="false">α</mo>
              <mrow>
                <mi>c</mi>
                <mi>,</mi>
                <mi mathvariant="italic">iw</mi>
              </mrow>
            </msub>
            <mo stretchy="false">+</mo>
            <msub>
              <mo stretchy="false">α</mo>
              <mrow>
                <mi>c</mi>
                <mi>,</mi>
                <mi mathvariant="italic">ib</mi>
              </mrow>
            </msub>
          </mrow>
        </mfrac>
      </mrow>
      <mrow>
        <msub>
          <mi>T</mi>
          <mi>b</mi>
        </msub>
        <mi mathvariant="normal">=</mi>
        <msub>
          <mi>h</mi>
          <mrow>
            <mi>i</mi>
            <mi>w</mi>
          </mrow>
        </msub>
      </mrow>
      <mrow>
        <msub>
          <mi>T</mi>
          <mi mathvariant="italic">iw</mi>
        </msub>
        <mo stretchy="false">+</mo>
        <msub>
          <mi>h</mi>
          <mrow>
            <mi>i</mi>
            <mi>b</mi>
          </mrow>
        </msub>
      </mrow>
      <msub>
        <mi>T</mi>
        <mi>b</mi>
      </msub>
    </mrow>
    <annotation encoding="StarMath 5.0">T_ias = %alpha_{c,iw} over {%alpha_{c,iw} + %alpha_{c,ib}} T_iw + %alpha_{c,ib} over {%alpha_{c,iw} + %alpha_{c,ib}} T_b = h_{i w} T_iw + h_{i b} T_b</annotation>
  </semantics>
</math>
</file>

<file path=Object 11/content.xml><?xml version="1.0" encoding="utf-8"?>
<math xmlns="http://www.w3.org/1998/Math/MathML">
  <semantics>
    <mrow>
      <msub>
        <mi>W</mi>
        <mi mathvariant="italic">hi</mi>
      </msub>
      <mi mathvariant="normal">=</mi>
      <mfrac>
        <mrow>
          <msub>
            <mo stretchy="false">α</mo>
            <mrow>
              <mi>c</mi>
              <mi>,</mi>
              <mi mathvariant="italic">iw</mi>
            </mrow>
          </msub>
          <mo stretchy="false">+</mo>
          <msub>
            <mo stretchy="false">α</mo>
            <mrow>
              <mi>c</mi>
              <mi>,</mi>
              <mi mathvariant="italic">ib</mi>
            </mrow>
          </msub>
        </mrow>
        <mrow>
          <msub>
            <mi>c</mi>
            <mi>a</mi>
          </msub>
          <msub>
            <mi>G</mi>
            <mi mathvariant="italic">iwa</mi>
          </msub>
        </mrow>
      </mfrac>
    </mrow>
    <annotation encoding="StarMath 5.0">W_{hi} = {%alpha_{c,iw} + %alpha_{c,ib}} over {c_a G_iwa}</annotation>
  </semantics>
</math>
</file>

<file path=Object 12/content.xml><?xml version="1.0" encoding="utf-8"?>
<math xmlns="http://www.w3.org/1998/Math/MathML">
  <semantics>
    <mrow>
      <mrow>
        <mrow>
          <msub>
            <mi mathvariant="italic">LMTD</mi>
            <mi>o</mi>
          </msub>
          <mi mathvariant="normal">=</mi>
          <mfrac>
            <mrow>
              <msub>
                <mi>T</mi>
                <mrow>
                  <mi mathvariant="italic">ow</mi>
                  <mi>,</mi>
                  <mi mathvariant="italic">out</mi>
                </mrow>
              </msub>
              <mi mathvariant="normal">−</mi>
              <msub>
                <mi>T</mi>
                <mrow>
                  <mi mathvariant="italic">ow</mi>
                  <mi>,</mi>
                  <mi mathvariant="italic">in</mi>
                </mrow>
              </msub>
            </mrow>
            <mrow>
              <mi>ln</mi>
              <mfenced open="{" close="}">
                <mrow>
                  <mrow>
                    <mo stretchy="false">(</mo>
                    <mrow>
                      <msub>
                        <mi>T</mi>
                        <mi mathvariant="italic">oas</mi>
                      </msub>
                      <mi mathvariant="normal">−</mi>
                      <msub>
                        <mi>T</mi>
                        <mrow>
                          <mi mathvariant="italic">ow</mi>
                          <mi>,</mi>
                          <mi mathvariant="italic">in</mi>
                        </mrow>
                      </msub>
                    </mrow>
                    <mo stretchy="false">)</mo>
                  </mrow>
                  <mi mathvariant="normal">/</mi>
                  <mrow>
                    <mo stretchy="false">(</mo>
                    <mrow>
                      <msub>
                        <mi>T</mi>
                        <mi mathvariant="italic">oas</mi>
                      </msub>
                      <mi mathvariant="normal">−</mi>
                      <msub>
                        <mi>T</mi>
                        <mrow>
                          <mi mathvariant="italic">ow</mi>
                          <mi>,</mi>
                          <mi mathvariant="italic">out</mi>
                        </mrow>
                      </msub>
                    </mrow>
                    <mo stretchy="false">)</mo>
                  </mrow>
                </mrow>
              </mfenced>
            </mrow>
          </mfrac>
        </mrow>
        <mi mathvariant="normal">=</mi>
        <mfrac>
          <msub>
            <mo stretchy="false">ɛ</mo>
            <mi mathvariant="italic">wo</mi>
          </msub>
          <msub>
            <mi>W</mi>
            <mi mathvariant="italic">ho</mi>
          </msub>
        </mfrac>
      </mrow>
      <mrow>
        <mo stretchy="false">(</mo>
        <mrow>
          <msub>
            <mi>T</mi>
            <mi mathvariant="italic">oas</mi>
          </msub>
          <mi mathvariant="normal">−</mi>
          <msub>
            <mi>T</mi>
            <mrow>
              <mi mathvariant="italic">oa</mi>
              <mi>,</mi>
              <mi mathvariant="italic">in</mi>
            </mrow>
          </msub>
        </mrow>
        <mo stretchy="false">)</mo>
      </mrow>
    </mrow>
    <annotation encoding="StarMath 5.0">LMTD_o = {T_{ow,out} - T_{ow,%in}} over {ln left lbrace (T_{oas} - T_{ow,%in}) / (T_{oas} - T_{ow,out}) right rbrace}
= %varepsilon_wo over W_ho (T_oas - T_{oa,%in})</annotation>
  </semantics>
</math>
</file>

<file path=Object 13/content.xml><?xml version="1.0" encoding="utf-8"?>
<math xmlns="http://www.w3.org/1998/Math/MathML">
  <semantics>
    <mrow>
      <mrow>
        <mrow>
          <msub>
            <mi mathvariant="italic">LMTD</mi>
            <mi>i</mi>
          </msub>
          <mi mathvariant="normal">=</mi>
          <mfrac>
            <mrow>
              <msub>
                <mi>T</mi>
                <mrow>
                  <mi mathvariant="italic">iw</mi>
                  <mi>,</mi>
                  <mi mathvariant="italic">out</mi>
                </mrow>
              </msub>
              <mi mathvariant="normal">−</mi>
              <msub>
                <mi>T</mi>
                <mrow>
                  <mi mathvariant="italic">iw</mi>
                  <mi>,</mi>
                  <mi mathvariant="italic">in</mi>
                </mrow>
              </msub>
            </mrow>
            <mrow>
              <mi>ln</mi>
              <mfenced open="{" close="}">
                <mrow>
                  <mrow>
                    <mo stretchy="false">(</mo>
                    <mrow>
                      <msub>
                        <mi>T</mi>
                        <mi mathvariant="italic">ias</mi>
                      </msub>
                      <mi mathvariant="normal">−</mi>
                      <msub>
                        <mi>T</mi>
                        <mrow>
                          <mi mathvariant="italic">iw</mi>
                          <mi>,</mi>
                          <mi mathvariant="italic">in</mi>
                        </mrow>
                      </msub>
                    </mrow>
                    <mo stretchy="false">)</mo>
                  </mrow>
                  <mi mathvariant="normal">/</mi>
                  <mrow>
                    <mo stretchy="false">(</mo>
                    <mrow>
                      <msub>
                        <mi>T</mi>
                        <mi mathvariant="italic">ias</mi>
                      </msub>
                      <mi mathvariant="normal">−</mi>
                      <msub>
                        <mi>T</mi>
                        <mrow>
                          <mi mathvariant="italic">iw</mi>
                          <mi>,</mi>
                          <mi mathvariant="italic">out</mi>
                        </mrow>
                      </msub>
                    </mrow>
                    <mo stretchy="false">)</mo>
                  </mrow>
                </mrow>
              </mfenced>
            </mrow>
          </mfrac>
        </mrow>
        <mi mathvariant="normal">=</mi>
        <mfrac>
          <msub>
            <mo stretchy="false">ɛ</mo>
            <mi mathvariant="italic">wo</mi>
          </msub>
          <msub>
            <mi>W</mi>
            <mi mathvariant="italic">hi</mi>
          </msub>
        </mfrac>
      </mrow>
      <mrow>
        <mo stretchy="false">(</mo>
        <mrow>
          <msub>
            <mi>T</mi>
            <mi mathvariant="italic">ias</mi>
          </msub>
          <mi mathvariant="normal">−</mi>
          <msub>
            <mi>T</mi>
            <mrow>
              <mi mathvariant="italic">ia</mi>
              <mi>,</mi>
              <mi mathvariant="italic">in</mi>
            </mrow>
          </msub>
        </mrow>
        <mo stretchy="false">)</mo>
      </mrow>
    </mrow>
    <annotation encoding="StarMath 5.0">LMTD_i = {T_{iw,out} - T_{iw,%in}} over {ln left lbrace (T_{ias} - T_{iw,%in}) / (T_{ias} - T_{iw,out}) right rbrace}
= %varepsilon_wo over W_hi (T_ias - T_{ia,%in})</annotation>
  </semantics>
</math>
</file>

<file path=Object 14/content.xml><?xml version="1.0" encoding="utf-8"?>
<math xmlns="http://www.w3.org/1998/Math/MathML">
  <semantics>
    <mrow>
      <mrow>
        <mrow>
          <msub>
            <mi>T</mi>
            <mi mathvariant="italic">oa</mi>
          </msub>
          <mi mathvariant="normal">=</mi>
          <mrow>
            <msub>
              <mi>T</mi>
              <mi mathvariant="italic">oas</mi>
            </msub>
            <mi mathvariant="normal">−</mi>
            <msub>
              <mi mathvariant="italic">LMTD</mi>
              <mi>o</mi>
            </msub>
          </mrow>
        </mrow>
        <mi mathvariant="normal">=</mi>
        <mrow>
          <msub>
            <mi>T</mi>
            <mi mathvariant="italic">oas</mi>
          </msub>
          <mi mathvariant="normal">−</mi>
          <mfrac>
            <msub>
              <mo stretchy="false">ɛ</mo>
              <mi mathvariant="italic">wo</mi>
            </msub>
            <msub>
              <mi>W</mi>
              <mi mathvariant="italic">ho</mi>
            </msub>
          </mfrac>
        </mrow>
      </mrow>
      <mrow>
        <mrow>
          <mo stretchy="false">(</mo>
          <mrow>
            <msub>
              <mi>T</mi>
              <mi mathvariant="italic">oas</mi>
            </msub>
            <mi mathvariant="normal">−</mi>
            <msub>
              <mi>T</mi>
              <mrow>
                <mi mathvariant="italic">oa</mi>
                <mi>,</mi>
                <mi mathvariant="italic">in</mi>
              </mrow>
            </msub>
          </mrow>
          <mo stretchy="false">)</mo>
        </mrow>
        <mi mathvariant="normal">=</mi>
        <msub>
          <mi>W</mi>
          <mrow>
            <mi>o</mi>
            <mn>1</mn>
          </mrow>
        </msub>
      </mrow>
      <mrow>
        <msub>
          <mi>T</mi>
          <mi mathvariant="italic">ow</mi>
        </msub>
        <mo stretchy="false">+</mo>
        <msub>
          <mi>W</mi>
          <mrow>
            <mi>o</mi>
            <mn>2</mn>
          </mrow>
        </msub>
      </mrow>
      <mrow>
        <msub>
          <mi>T</mi>
          <mi>b</mi>
        </msub>
        <mo stretchy="false">+</mo>
        <msub>
          <mi>W</mi>
          <mrow>
            <mi>o</mi>
            <mn>3</mn>
          </mrow>
        </msub>
      </mrow>
      <msub>
        <mi>T</mi>
        <mrow>
          <mi mathvariant="italic">oa</mi>
          <mi>,</mi>
          <mi mathvariant="italic">in</mi>
        </mrow>
      </msub>
    </mrow>
    <annotation encoding="StarMath 5.0">T_oa = T_oas - LMTD_o = T_oas - %varepsilon_wo over W_ho (T_oas - T_{oa,%in})= W_{o 1} T_ow + W_{o 2} T_b + W_{o 3} T_{oa,%in}</annotation>
  </semantics>
</math>
</file>

<file path=Object 15/content.xml><?xml version="1.0" encoding="utf-8"?>
<math xmlns="http://www.w3.org/1998/Math/MathML">
  <semantics>
    <mrow>
      <mrow>
        <mrow>
          <msub>
            <mi>T</mi>
            <mi mathvariant="italic">ia</mi>
          </msub>
          <mi mathvariant="normal">=</mi>
          <mrow>
            <msub>
              <mi>T</mi>
              <mi mathvariant="italic">ias</mi>
            </msub>
            <mi mathvariant="normal">−</mi>
            <msub>
              <mi mathvariant="italic">LMTD</mi>
              <mi>i</mi>
            </msub>
          </mrow>
        </mrow>
        <mi mathvariant="normal">=</mi>
        <mrow>
          <msub>
            <mi>T</mi>
            <mi mathvariant="italic">ias</mi>
          </msub>
          <mi mathvariant="normal">−</mi>
          <mfrac>
            <msub>
              <mo stretchy="false">ɛ</mo>
              <mi mathvariant="italic">wo</mi>
            </msub>
            <msub>
              <mi>W</mi>
              <mi mathvariant="italic">hi</mi>
            </msub>
          </mfrac>
        </mrow>
      </mrow>
      <mrow>
        <mrow>
          <mo stretchy="false">(</mo>
          <mrow>
            <msub>
              <mi>T</mi>
              <mi mathvariant="italic">ias</mi>
            </msub>
            <mi mathvariant="normal">−</mi>
            <msub>
              <mi>T</mi>
              <mrow>
                <mi mathvariant="italic">ia</mi>
                <mi>,</mi>
                <mi mathvariant="italic">in</mi>
              </mrow>
            </msub>
          </mrow>
          <mo stretchy="false">)</mo>
        </mrow>
        <mi mathvariant="normal">=</mi>
        <msub>
          <mi>W</mi>
          <mrow>
            <mi>i</mi>
            <mn>1</mn>
          </mrow>
        </msub>
      </mrow>
      <mrow>
        <msub>
          <mi>T</mi>
          <mi mathvariant="italic">iw</mi>
        </msub>
        <mo stretchy="false">+</mo>
        <msub>
          <mi>W</mi>
          <mrow>
            <mi>i</mi>
            <mn>2</mn>
          </mrow>
        </msub>
      </mrow>
      <mrow>
        <msub>
          <mi>T</mi>
          <mi>b</mi>
        </msub>
        <mo stretchy="false">+</mo>
        <msub>
          <mi>W</mi>
          <mrow>
            <mi>i</mi>
            <mn>3</mn>
          </mrow>
        </msub>
      </mrow>
      <msub>
        <mi>T</mi>
        <mrow>
          <mi mathvariant="italic">ia</mi>
          <mi>,</mi>
          <mi mathvariant="italic">in</mi>
        </mrow>
      </msub>
    </mrow>
    <annotation encoding="StarMath 5.0">T_ia = T_ias - LMTD_i = T_ias - %varepsilon_wo over W_hi (T_ias - T_{ia,%in})= W_{i 1} T_iw + W_{i 2} T_b + W_{i 3} T_{ia,%in}</annotation>
  </semantics>
</math>
</file>

<file path=Object 16/content.xml><?xml version="1.0" encoding="utf-8"?>
<math xmlns="http://www.w3.org/1998/Math/MathML">
  <semantics>
    <mrow>
      <mrow>
        <mo stretchy="false">(</mo>
        <mrow>
          <msub>
            <mo stretchy="false">α</mo>
            <mrow>
              <mi>c</mi>
              <mi>,</mi>
              <mi mathvariant="italic">ow</mi>
            </mrow>
          </msub>
          <mrow>
            <mrow>
              <mrow>
                <mo stretchy="false">(</mo>
                <mrow>
                  <mn>1</mn>
                  <mi mathvariant="normal">−</mi>
                  <msub>
                    <mi>W</mi>
                    <mrow>
                      <mi>o</mi>
                      <mn>2</mn>
                    </mrow>
                  </msub>
                </mrow>
                <mo stretchy="false">)</mo>
              </mrow>
              <mo stretchy="false">+</mo>
              <msub>
                <mo stretchy="false">α</mo>
                <mrow>
                  <mi>r</mi>
                  <mi>,</mi>
                  <mrow>
                    <mi mathvariant="italic">ow</mi>
                    <mi mathvariant="normal">−</mi>
                    <mi>b</mi>
                  </mrow>
                </mrow>
              </msub>
            </mrow>
            <mo stretchy="false">+</mo>
            <msub>
              <mo stretchy="false">α</mo>
              <mrow>
                <mi>c</mi>
                <mi>,</mi>
                <mi mathvariant="italic">iw</mi>
              </mrow>
            </msub>
          </mrow>
          <mrow>
            <mrow>
              <mo stretchy="false">(</mo>
              <mrow>
                <mn>1</mn>
                <mi mathvariant="normal">−</mi>
                <msub>
                  <mi>W</mi>
                  <mrow>
                    <mi>i</mi>
                    <mn>2</mn>
                  </mrow>
                </msub>
              </mrow>
              <mo stretchy="false">)</mo>
            </mrow>
            <mo stretchy="false">+</mo>
            <msub>
              <mo stretchy="false">α</mo>
              <mrow>
                <mi>r</mi>
                <mi>,</mi>
                <mrow>
                  <mi mathvariant="italic">iw</mi>
                  <mi mathvariant="normal">−</mi>
                  <mi>b</mi>
                </mrow>
              </mrow>
            </msub>
          </mrow>
        </mrow>
        <mo stretchy="false">)</mo>
      </mrow>
      <mrow>
        <msub>
          <mi>T</mi>
          <mi>b</mi>
        </msub>
        <mi mathvariant="normal">−</mi>
        <mrow>
          <mo stretchy="false">(</mo>
          <mrow>
            <mrow>
              <msub>
                <mo stretchy="false">α</mo>
                <mrow>
                  <mi>r</mi>
                  <mi>,</mi>
                  <mrow>
                    <mi mathvariant="italic">ow</mi>
                    <mi mathvariant="normal">−</mi>
                    <mi>b</mi>
                  </mrow>
                </mrow>
              </msub>
              <mo stretchy="false">+</mo>
              <msub>
                <mo stretchy="false">α</mo>
                <mrow>
                  <mi>c</mi>
                  <mi>,</mi>
                  <mi mathvariant="italic">ow</mi>
                </mrow>
              </msub>
            </mrow>
            <msub>
              <mi>W</mi>
              <mrow>
                <mi>o</mi>
                <mn>1</mn>
              </mrow>
            </msub>
          </mrow>
          <mo stretchy="false">)</mo>
        </mrow>
      </mrow>
      <mrow>
        <msub>
          <mi>T</mi>
          <mi mathvariant="italic">ow</mi>
        </msub>
        <mi mathvariant="normal">−</mi>
        <mrow>
          <mo stretchy="false">(</mo>
          <mrow>
            <mrow>
              <msub>
                <mo stretchy="false">α</mo>
                <mrow>
                  <mi>r</mi>
                  <mi>,</mi>
                  <mrow>
                    <mi mathvariant="italic">iw</mi>
                    <mi mathvariant="normal">−</mi>
                    <mi>b</mi>
                  </mrow>
                </mrow>
              </msub>
              <mo stretchy="false">+</mo>
              <msub>
                <mo stretchy="false">α</mo>
                <mrow>
                  <mi>c</mi>
                  <mi>,</mi>
                  <mi mathvariant="italic">iw</mi>
                </mrow>
              </msub>
            </mrow>
            <msub>
              <mi>W</mi>
              <mrow>
                <mi>i</mi>
                <mn>1</mn>
              </mrow>
            </msub>
          </mrow>
          <mo stretchy="false">)</mo>
        </mrow>
      </mrow>
      <mrow>
        <msub>
          <mi>T</mi>
          <mi mathvariant="italic">iw</mi>
        </msub>
        <mi mathvariant="normal">=</mi>
        <mrow>
          <msub>
            <mi>I</mi>
            <mi>b</mi>
          </msub>
          <mo stretchy="false">+</mo>
          <msub>
            <mo stretchy="false">α</mo>
            <mrow>
              <mi>c</mi>
              <mi>,</mi>
              <mi mathvariant="italic">ow</mi>
            </mrow>
          </msub>
        </mrow>
      </mrow>
      <msub>
        <mi>W</mi>
        <mrow>
          <mi>o</mi>
          <mn>3</mn>
        </mrow>
      </msub>
      <mrow>
        <msub>
          <mi>T</mi>
          <mrow>
            <mi mathvariant="italic">oa</mi>
            <mi>,</mi>
            <mi mathvariant="italic">in</mi>
          </mrow>
        </msub>
        <mo stretchy="false">+</mo>
        <msub>
          <mo stretchy="false">α</mo>
          <mrow>
            <mi>c</mi>
            <mi>,</mi>
            <mi mathvariant="italic">iw</mi>
          </mrow>
        </msub>
      </mrow>
      <msub>
        <mi>W</mi>
        <mrow>
          <mi>i</mi>
          <mn>3</mn>
        </mrow>
      </msub>
      <msub>
        <mi>T</mi>
        <mrow>
          <mi mathvariant="italic">ia</mi>
          <mi>,</mi>
          <mi mathvariant="italic">in</mi>
        </mrow>
      </msub>
    </mrow>
    <annotation encoding="StarMath 5.0">(%alpha_{c,ow} (1-W_{o 2}) + %alpha_{r,ow-b} + %alpha_{c,iw} (1 - W_{i 2}) + %alpha_{r,iw-b}) T_b -(%alpha_{r,ow-b} + %alpha_{c,ow} W_{o 1}) T_ow - (%alpha_{r,iw-b} + %alpha_{c,iw} W_{i 1}) T_iw = I_b + %alpha_{c,ow} W_{o 3} T_{oa,%in} + %alpha_{c,iw} W_{i 3} T_{ia,%in}</annotation>
  </semantics>
</math>
</file>

<file path=Object 17/content.xml><?xml version="1.0" encoding="utf-8"?>
<math xmlns="http://www.w3.org/1998/Math/MathML">
  <semantics>
    <mrow>
      <mrow>
        <msub>
          <mi>W</mi>
          <mrow>
            <mi>o</mi>
            <mn>2</mn>
          </mrow>
        </msub>
        <mi mathvariant="normal">=</mi>
        <mfenced open="" close="">
          <mrow>
            <mn>1</mn>
            <mi mathvariant="normal">−</mi>
            <mfrac>
              <msub>
                <mo stretchy="false">ɛ</mo>
                <mi mathvariant="italic">wo</mi>
              </msub>
              <msub>
                <mi>W</mi>
                <mi mathvariant="italic">ho</mi>
              </msub>
            </mfrac>
          </mrow>
        </mfenced>
      </mrow>
      <msub>
        <mi>h</mi>
        <mrow>
          <mi>o</mi>
          <mi>b</mi>
        </mrow>
      </msub>
    </mrow>
    <annotation encoding="StarMath 5.0">W_{o 2} = left ( 1-%varepsilon_wo over W_ho right ) h_{o b}</annotation>
  </semantics>
</math>
</file>

<file path=Object 18/content.xml><?xml version="1.0" encoding="utf-8"?>
<math xmlns="http://www.w3.org/1998/Math/MathML">
  <semantics>
    <mrow>
      <msub>
        <mi>W</mi>
        <mrow>
          <mi>o</mi>
          <mn>3</mn>
        </mrow>
      </msub>
      <mi mathvariant="normal">=</mi>
      <mfrac>
        <msub>
          <mo stretchy="false">ɛ</mo>
          <mi mathvariant="italic">wo</mi>
        </msub>
        <msub>
          <mi>W</mi>
          <mi mathvariant="italic">ho</mi>
        </msub>
      </mfrac>
    </mrow>
    <annotation encoding="StarMath 5.0">W_{o 3} = %varepsilon_wo over W_ho</annotation>
  </semantics>
</math>
</file>

<file path=Object 19/content.xml><?xml version="1.0" encoding="utf-8"?>
<math xmlns="http://www.w3.org/1998/Math/MathML">
  <semantics>
    <mrow>
      <mrow>
        <mo stretchy="false">(</mo>
        <mrow>
          <msub>
            <mo stretchy="false">α</mo>
            <mrow>
              <mi>c</mi>
              <mi>,</mi>
              <mi mathvariant="italic">iw</mi>
            </mrow>
          </msub>
          <mrow>
            <mrow>
              <mrow>
                <mo stretchy="false">(</mo>
                <mrow>
                  <mn>1</mn>
                  <mi mathvariant="normal">−</mi>
                  <msub>
                    <mi>W</mi>
                    <mrow>
                      <mi>i</mi>
                      <mn>1</mn>
                    </mrow>
                  </msub>
                </mrow>
                <mo stretchy="false">)</mo>
              </mrow>
              <mo stretchy="false">+</mo>
              <msub>
                <mo stretchy="false">α</mo>
                <mrow>
                  <mi>r</mi>
                  <mi>,</mi>
                  <mrow>
                    <mi mathvariant="italic">iw</mi>
                    <mi mathvariant="normal">−</mi>
                    <mi>b</mi>
                  </mrow>
                </mrow>
              </msub>
            </mrow>
            <mo stretchy="false">+</mo>
            <msub>
              <mi>K</mi>
              <mi mathvariant="italic">iw</mi>
            </msub>
          </mrow>
        </mrow>
        <mo stretchy="false">)</mo>
      </mrow>
      <mrow>
        <msub>
          <mi>T</mi>
          <mi mathvariant="italic">iw</mi>
        </msub>
        <mi mathvariant="normal">−</mi>
        <mrow>
          <mo stretchy="false">(</mo>
          <mrow>
            <msub>
              <mo stretchy="false">α</mo>
              <mrow>
                <mi>c</mi>
                <mi>,</mi>
                <mi mathvariant="italic">iw</mi>
              </mrow>
            </msub>
            <mrow>
              <msub>
                <mi>W</mi>
                <mrow>
                  <mi>i</mi>
                  <mn>2</mn>
                </mrow>
              </msub>
              <mo stretchy="false">+</mo>
              <msub>
                <mo stretchy="false">α</mo>
                <mrow>
                  <mi>r</mi>
                  <mi>,</mi>
                  <mrow>
                    <mi mathvariant="italic">iw</mi>
                    <mi mathvariant="normal">−</mi>
                    <mi>b</mi>
                  </mrow>
                </mrow>
              </msub>
            </mrow>
          </mrow>
          <mo stretchy="false">)</mo>
        </mrow>
      </mrow>
      <mrow>
        <msub>
          <mi>T</mi>
          <mi>b</mi>
        </msub>
        <mi mathvariant="normal">=</mi>
        <mrow>
          <msub>
            <mi>I</mi>
            <mi mathvariant="italic">iw</mi>
          </msub>
          <mo stretchy="false">+</mo>
          <msub>
            <mi>K</mi>
            <mi mathvariant="italic">iw</mi>
          </msub>
        </mrow>
      </mrow>
      <mrow>
        <msub>
          <mi mathvariant="italic">Tr</mi>
          <mi mathvariant="italic">rm</mi>
        </msub>
        <mo stretchy="false">+</mo>
        <msub>
          <mo stretchy="false">α</mo>
          <mrow>
            <mi>c</mi>
            <mi>,</mi>
            <mi mathvariant="italic">iw</mi>
          </mrow>
        </msub>
      </mrow>
      <msub>
        <mi>W</mi>
        <mrow>
          <mi>i</mi>
          <mn>3</mn>
        </mrow>
      </msub>
      <msub>
        <mi>T</mi>
        <mrow>
          <mi mathvariant="italic">ia</mi>
          <mi>,</mi>
          <mi mathvariant="italic">in</mi>
        </mrow>
      </msub>
    </mrow>
    <annotation encoding="StarMath 5.0">(%alpha_{c,iw} (1-W_{i 1}) + %alpha_{r,iw-b} + K_iw) T_iw - (%alpha_{c,iw} W_{i 2} +%alpha_{r,iw-b}) T_b = I_iw + K_iw Tr_rm + %alpha_{c,iw} W_{i 3} T_{ia,%in}</annotation>
  </semantics>
</math>
</file>

<file path=Object 2/content.xml><?xml version="1.0" encoding="utf-8"?>
<math xmlns="http://www.w3.org/1998/Math/MathML">
  <semantics>
    <mrow>
      <mo stretchy="false">(</mo>
      <mrow>
        <msub>
          <mo stretchy="false">α</mo>
          <mrow>
            <mi>c</mi>
            <mi>,</mi>
            <mi mathvariant="italic">ow</mi>
          </mrow>
        </msub>
        <mrow>
          <mrow>
            <mrow>
              <mo stretchy="false">(</mo>
              <mrow>
                <mn>1</mn>
                <mi mathvariant="normal">−</mi>
                <msub>
                  <mi>W</mi>
                  <mrow>
                    <mi>o</mi>
                    <mn>1</mn>
                  </mrow>
                </msub>
              </mrow>
              <mo stretchy="false">)</mo>
            </mrow>
            <mo stretchy="false">+</mo>
            <msub>
              <mo stretchy="false">α</mo>
              <mrow>
                <mi>r</mi>
                <mi>,</mi>
                <mrow>
                  <mi mathvariant="italic">ow</mi>
                  <mi mathvariant="normal">−</mi>
                  <mi>b</mi>
                </mrow>
              </mrow>
            </msub>
          </mrow>
          <mo stretchy="false">+</mo>
          <msub>
            <mi>K</mi>
            <mi mathvariant="italic">ow</mi>
          </msub>
        </mrow>
      </mrow>
      <mo stretchy="false">)</mo>
    </mrow>
    <annotation encoding="StarMath 5.0">(%alpha_{c,ow} (1 - W_{o 1}) + %alpha_{r,ow-b} + K_ow)</annotation>
  </semantics>
</math>
</file>

<file path=Object 20/content.xml><?xml version="1.0" encoding="utf-8"?>
<math xmlns="http://www.w3.org/1998/Math/MathML">
  <semantics>
    <mrow>
      <mrow>
        <msub>
          <mi>W</mi>
          <mrow>
            <mi>o</mi>
            <mn>1</mn>
          </mrow>
        </msub>
        <mi mathvariant="normal">=</mi>
        <mfenced open="" close="">
          <mrow>
            <mn>1</mn>
            <mi mathvariant="normal">−</mi>
            <mfrac>
              <msub>
                <mo stretchy="false">ɛ</mo>
                <mi mathvariant="italic">wo</mi>
              </msub>
              <msub>
                <mi>W</mi>
                <mi mathvariant="italic">ho</mi>
              </msub>
            </mfrac>
          </mrow>
        </mfenced>
      </mrow>
      <msub>
        <mi>h</mi>
        <mrow>
          <mi>o</mi>
          <mi>w</mi>
        </mrow>
      </msub>
    </mrow>
    <annotation encoding="StarMath 5.0">W_{o 1} = left ( 1-%varepsilon_wo over W_ho right ) h_{o w}</annotation>
  </semantics>
</math>
</file>

<file path=Object 21/content.xml><?xml version="1.0" encoding="utf-8"?>
<math xmlns="http://www.w3.org/1998/Math/MathML">
  <semantics>
    <mrow>
      <mrow>
        <msub>
          <mi>W</mi>
          <mrow>
            <mi>i</mi>
            <mn>2</mn>
          </mrow>
        </msub>
        <mi mathvariant="normal">=</mi>
        <mfenced open="" close="">
          <mrow>
            <mn>1</mn>
            <mi mathvariant="normal">−</mi>
            <mfrac>
              <msub>
                <mo stretchy="false">ɛ</mo>
                <mi mathvariant="italic">wi</mi>
              </msub>
              <msub>
                <mi>W</mi>
                <mi mathvariant="italic">hi</mi>
              </msub>
            </mfrac>
          </mrow>
        </mfenced>
      </mrow>
      <msub>
        <mi>h</mi>
        <mrow>
          <mi>i</mi>
          <mi>b</mi>
        </mrow>
      </msub>
    </mrow>
    <annotation encoding="StarMath 5.0">W_{i 2} = left ( 1-%varepsilon_wi over W_hi right ) h_{i b}</annotation>
  </semantics>
</math>
</file>

<file path=Object 22/content.xml><?xml version="1.0" encoding="utf-8"?>
<math xmlns="http://www.w3.org/1998/Math/MathML">
  <semantics>
    <mrow>
      <mrow>
        <msub>
          <mi>W</mi>
          <mrow>
            <mi>i</mi>
            <mn>1</mn>
          </mrow>
        </msub>
        <mi mathvariant="normal">=</mi>
        <mfenced open="" close="">
          <mrow>
            <mn>1</mn>
            <mi mathvariant="normal">−</mi>
            <mfrac>
              <msub>
                <mo stretchy="false">ɛ</mo>
                <mi mathvariant="italic">wi</mi>
              </msub>
              <msub>
                <mi>W</mi>
                <mi mathvariant="italic">hi</mi>
              </msub>
            </mfrac>
          </mrow>
        </mfenced>
      </mrow>
      <msub>
        <mi>h</mi>
        <mrow>
          <mi>i</mi>
          <mi>w</mi>
        </mrow>
      </msub>
    </mrow>
    <annotation encoding="StarMath 5.0">W_{i 1} = left ( 1-%varepsilon_wi over W_hi right ) h_{i w}</annotation>
  </semantics>
</math>
</file>

<file path=Object 23/content.xml><?xml version="1.0" encoding="utf-8"?>
<math xmlns="http://www.w3.org/1998/Math/MathML">
  <semantics>
    <mrow>
      <mrow>
        <mo stretchy="false">(</mo>
        <mrow>
          <msub>
            <mo stretchy="false">α</mo>
            <mrow>
              <mi>c</mi>
              <mi>,</mi>
              <mi mathvariant="italic">ow</mi>
            </mrow>
          </msub>
          <mrow>
            <mrow>
              <mrow>
                <mo stretchy="false">(</mo>
                <mrow>
                  <mn>1</mn>
                  <mi mathvariant="normal">−</mi>
                  <msub>
                    <mi>W</mi>
                    <mrow>
                      <mi>o</mi>
                      <mn>1</mn>
                    </mrow>
                  </msub>
                </mrow>
                <mo stretchy="false">)</mo>
              </mrow>
              <mo stretchy="false">+</mo>
              <msub>
                <mo stretchy="false">α</mo>
                <mrow>
                  <mi>r</mi>
                  <mi>,</mi>
                  <mrow>
                    <mi mathvariant="italic">ow</mi>
                    <mi mathvariant="normal">−</mi>
                    <mi>b</mi>
                  </mrow>
                </mrow>
              </msub>
            </mrow>
            <mo stretchy="false">+</mo>
            <msub>
              <mi>K</mi>
              <mi mathvariant="italic">ow</mi>
            </msub>
          </mrow>
        </mrow>
        <mo stretchy="false">)</mo>
      </mrow>
      <mrow>
        <msub>
          <mi>T</mi>
          <mi mathvariant="italic">ow</mi>
        </msub>
        <mi mathvariant="normal">−</mi>
        <mrow>
          <mo stretchy="false">(</mo>
          <mrow>
            <msub>
              <mo stretchy="false">α</mo>
              <mrow>
                <mi>c</mi>
                <mi>,</mi>
                <mi mathvariant="italic">ow</mi>
              </mrow>
            </msub>
            <mrow>
              <msub>
                <mi>W</mi>
                <mrow>
                  <mi>o</mi>
                  <mn>2</mn>
                </mrow>
              </msub>
              <mo stretchy="false">+</mo>
              <msub>
                <mo stretchy="false">α</mo>
                <mrow>
                  <mi>r</mi>
                  <mi>,</mi>
                  <mrow>
                    <mi mathvariant="italic">ow</mi>
                    <mi mathvariant="normal">−</mi>
                    <mi>b</mi>
                  </mrow>
                </mrow>
              </msub>
            </mrow>
          </mrow>
          <mo stretchy="false">)</mo>
        </mrow>
      </mrow>
      <mrow>
        <msub>
          <mi>T</mi>
          <mi>b</mi>
        </msub>
        <mi mathvariant="normal">=</mi>
        <mrow>
          <msub>
            <mi>I</mi>
            <mi mathvariant="italic">ow</mi>
          </msub>
          <mo stretchy="false">+</mo>
          <msub>
            <mi>K</mi>
            <mi mathvariant="italic">ow</mi>
          </msub>
        </mrow>
      </mrow>
      <mrow>
        <msub>
          <mi mathvariant="italic">Tr</mi>
          <mi mathvariant="italic">ex</mi>
        </msub>
        <mo stretchy="false">+</mo>
        <msub>
          <mo stretchy="false">α</mo>
          <mrow>
            <mi>c</mi>
            <mi>,</mi>
            <mi mathvariant="italic">ow</mi>
          </mrow>
        </msub>
      </mrow>
      <msub>
        <mi>W</mi>
        <mrow>
          <mi>o</mi>
          <mn>3</mn>
        </mrow>
      </msub>
      <msub>
        <mi>T</mi>
        <mrow>
          <mi mathvariant="italic">oa</mi>
          <mi>,</mi>
          <mi mathvariant="italic">in</mi>
        </mrow>
      </msub>
    </mrow>
    <annotation encoding="StarMath 5.0">(%alpha_{c,ow} (1 - W_{o 1}) + %alpha_{r,ow-b} + K_ow) T_ow - (%alpha_{c,ow} W_{o 2} + %alpha_{r,ow-b}) T_b = I_ow + K_ow Tr_ex + %alpha_{c,ow} W_{o 3} T_{oa,%in}</annotation>
  </semantics>
</math>
</file>

<file path=Object 24/content.xml><?xml version="1.0" encoding="utf-8"?>
<math xmlns="http://www.w3.org/1998/Math/MathML">
  <semantics>
    <mrow>
      <msub>
        <mi>W</mi>
        <mrow>
          <mi>i</mi>
          <mn>3</mn>
        </mrow>
      </msub>
      <mi mathvariant="normal">=</mi>
      <mfrac>
        <msub>
          <mo stretchy="false">ɛ</mo>
          <mi mathvariant="italic">wi</mi>
        </msub>
        <msub>
          <mi>W</mi>
          <mi mathvariant="italic">hi</mi>
        </msub>
      </mfrac>
    </mrow>
    <annotation encoding="StarMath 5.0">W_{i 3} = %varepsilon_wi over W_hi</annotation>
  </semantics>
</math>
</file>

<file path=Object 25/content.xml><?xml version="1.0" encoding="utf-8"?>
<math xmlns="http://www.w3.org/1998/Math/MathML">
  <semantics>
    <mrow>
      <msub>
        <mo stretchy="false">α</mo>
        <mrow>
          <mi>c</mi>
          <mi>,</mi>
          <mi mathvariant="italic">ow</mi>
        </mrow>
      </msub>
      <mrow>
        <mrow>
          <mrow>
            <mo stretchy="false">(</mo>
            <mrow>
              <mn>1</mn>
              <mi mathvariant="normal">−</mi>
              <msub>
                <mi>W</mi>
                <mrow>
                  <mi>o</mi>
                  <mn>2</mn>
                </mrow>
              </msub>
            </mrow>
            <mo stretchy="false">)</mo>
          </mrow>
          <mo stretchy="false">+</mo>
          <msub>
            <mo stretchy="false">α</mo>
            <mrow>
              <mi>r</mi>
              <mi>,</mi>
              <mrow>
                <mi mathvariant="italic">ow</mi>
                <mi mathvariant="normal">−</mi>
                <mi>b</mi>
              </mrow>
            </mrow>
          </msub>
        </mrow>
        <mo stretchy="false">+</mo>
        <msub>
          <mo stretchy="false">α</mo>
          <mrow>
            <mi>c</mi>
            <mi>,</mi>
            <mi mathvariant="italic">iw</mi>
          </mrow>
        </msub>
      </mrow>
      <mrow>
        <mrow>
          <mo stretchy="false">(</mo>
          <mrow>
            <mn>1</mn>
            <mi mathvariant="normal">−</mi>
            <msub>
              <mi>W</mi>
              <mrow>
                <mi>i</mi>
                <mn>2</mn>
              </mrow>
            </msub>
          </mrow>
          <mo stretchy="false">)</mo>
        </mrow>
        <mo stretchy="false">+</mo>
        <msub>
          <mo stretchy="false">α</mo>
          <mrow>
            <mi>r</mi>
            <mi>,</mi>
            <mrow>
              <mi mathvariant="italic">iw</mi>
              <mi mathvariant="normal">−</mi>
              <mi>b</mi>
            </mrow>
          </mrow>
        </msub>
      </mrow>
    </mrow>
    <annotation encoding="StarMath 5.0">%alpha_{c,ow} (1-W_{o 2}) + %alpha_{r,ow-b} + %alpha_{c,iw} (1 - W_{i 2}) + %alpha_{r,iw-b}</annotation>
  </semantics>
</math>
</file>

<file path=Object 26/content.xml><?xml version="1.0" encoding="utf-8"?>
<math xmlns="http://www.w3.org/1998/Math/MathML">
  <semantics>
    <mrow>
      <mi mathvariant="normal">−</mi>
      <mrow>
        <mo stretchy="false">(</mo>
        <mrow>
          <mrow>
            <msub>
              <mo stretchy="false">α</mo>
              <mrow>
                <mi>r</mi>
                <mi>,</mi>
                <mrow>
                  <mi mathvariant="italic">ow</mi>
                  <mi mathvariant="normal">−</mi>
                  <mi>b</mi>
                </mrow>
              </mrow>
            </msub>
            <mo stretchy="false">+</mo>
            <msub>
              <mo stretchy="false">α</mo>
              <mrow>
                <mi>c</mi>
                <mi>,</mi>
                <mi mathvariant="italic">ow</mi>
              </mrow>
            </msub>
          </mrow>
          <msub>
            <mi>W</mi>
            <mrow>
              <mi>o</mi>
              <mn>1</mn>
            </mrow>
          </msub>
        </mrow>
        <mo stretchy="false">)</mo>
      </mrow>
    </mrow>
    <annotation encoding="StarMath 5.0"> -(%alpha_{r,ow-b} + %alpha_{c,ow} W_{o 1})</annotation>
  </semantics>
</math>
</file>

<file path=Object 27/content.xml><?xml version="1.0" encoding="utf-8"?>
<math xmlns="http://www.w3.org/1998/Math/MathML">
  <semantics>
    <mrow>
      <mi mathvariant="normal">−</mi>
      <mrow>
        <mo stretchy="false">(</mo>
        <mrow>
          <mrow>
            <msub>
              <mo stretchy="false">α</mo>
              <mrow>
                <mi>r</mi>
                <mi>,</mi>
                <mrow>
                  <mi mathvariant="italic">iw</mi>
                  <mi mathvariant="normal">−</mi>
                  <mi>b</mi>
                </mrow>
              </mrow>
            </msub>
            <mo stretchy="false">+</mo>
            <msub>
              <mo stretchy="false">α</mo>
              <mrow>
                <mi>c</mi>
                <mi>,</mi>
                <mi mathvariant="italic">iw</mi>
              </mrow>
            </msub>
          </mrow>
          <msub>
            <mi>W</mi>
            <mrow>
              <mi>i</mi>
              <mn>1</mn>
            </mrow>
          </msub>
        </mrow>
        <mo stretchy="false">)</mo>
      </mrow>
    </mrow>
    <annotation encoding="StarMath 5.0">- (%alpha_{r,iw-b} + %alpha_{c,iw} W_{i 1})</annotation>
  </semantics>
</math>
</file>

<file path=Object 28/content.xml><?xml version="1.0" encoding="utf-8"?>
<math xmlns="http://www.w3.org/1998/Math/MathML">
  <semantics>
    <mrow>
      <mi mathvariant="normal">−</mi>
      <mrow>
        <mo stretchy="false">(</mo>
        <mrow>
          <msub>
            <mo stretchy="false">α</mo>
            <mrow>
              <mi>c</mi>
              <mi>,</mi>
              <mi mathvariant="italic">iw</mi>
            </mrow>
          </msub>
          <mrow>
            <msub>
              <mi>W</mi>
              <mrow>
                <mi>i</mi>
                <mn>2</mn>
              </mrow>
            </msub>
            <mo stretchy="false">+</mo>
            <msub>
              <mo stretchy="false">α</mo>
              <mrow>
                <mi>r</mi>
                <mi>,</mi>
                <mrow>
                  <mi mathvariant="italic">iw</mi>
                  <mi mathvariant="normal">−</mi>
                  <mi>b</mi>
                </mrow>
              </mrow>
            </msub>
          </mrow>
        </mrow>
        <mo stretchy="false">)</mo>
      </mrow>
    </mrow>
    <annotation encoding="StarMath 5.0">- (%alpha_{c,iw} W_{i 2} +%alpha_{r,iw-b})</annotation>
  </semantics>
</math>
</file>

<file path=Object 29/content.xml><?xml version="1.0" encoding="utf-8"?>
<math xmlns="http://www.w3.org/1998/Math/MathML">
  <semantics>
    <mrow>
      <mo stretchy="false">(</mo>
      <mrow>
        <msub>
          <mo stretchy="false">α</mo>
          <mrow>
            <mi>c</mi>
            <mi>,</mi>
            <mi mathvariant="italic">iw</mi>
          </mrow>
        </msub>
        <mrow>
          <mrow>
            <mrow>
              <mo stretchy="false">(</mo>
              <mrow>
                <mn>1</mn>
                <mi mathvariant="normal">−</mi>
                <msub>
                  <mi>W</mi>
                  <mrow>
                    <mi>i</mi>
                    <mn>1</mn>
                  </mrow>
                </msub>
              </mrow>
              <mo stretchy="false">)</mo>
            </mrow>
            <mo stretchy="false">+</mo>
            <msub>
              <mo stretchy="false">α</mo>
              <mrow>
                <mi>r</mi>
                <mi>,</mi>
                <mrow>
                  <mi mathvariant="italic">iw</mi>
                  <mi mathvariant="normal">−</mi>
                  <mi>b</mi>
                </mrow>
              </mrow>
            </msub>
          </mrow>
          <mo stretchy="false">+</mo>
          <msub>
            <mi>K</mi>
            <mi mathvariant="italic">iw</mi>
          </msub>
        </mrow>
      </mrow>
      <mo stretchy="false">)</mo>
    </mrow>
    <annotation encoding="StarMath 5.0">(%alpha_{c,iw} (1-W_{i 1}) + %alpha_{r,iw-b} + K_iw)</annotation>
  </semantics>
</math>
</file>

<file path=Object 3/content.xml><?xml version="1.0" encoding="utf-8"?>
<math xmlns="http://www.w3.org/1998/Math/MathML">
  <semantics>
    <mrow>
      <mi mathvariant="normal">−</mi>
      <mrow>
        <mo stretchy="false">(</mo>
        <mrow>
          <msub>
            <mo stretchy="false">α</mo>
            <mrow>
              <mi>c</mi>
              <mi>,</mi>
              <mi mathvariant="italic">ow</mi>
            </mrow>
          </msub>
          <mrow>
            <msub>
              <mi>W</mi>
              <mrow>
                <mi>o</mi>
                <mn>2</mn>
              </mrow>
            </msub>
            <mo stretchy="false">+</mo>
            <msub>
              <mo stretchy="false">α</mo>
              <mrow>
                <mi>r</mi>
                <mi>,</mi>
                <mrow>
                  <mi mathvariant="italic">ow</mi>
                  <mi mathvariant="normal">−</mi>
                  <mi>b</mi>
                </mrow>
              </mrow>
            </msub>
          </mrow>
        </mrow>
        <mo stretchy="false">)</mo>
      </mrow>
    </mrow>
    <annotation encoding="StarMath 5.0"> -(%alpha_{c,ow} W_{o 2} + %alpha_{r,ow-b})</annotation>
  </semantics>
</math>
</file>

<file path=Object 30/content.xml><?xml version="1.0" encoding="utf-8"?>
<math xmlns="http://www.w3.org/1998/Math/MathML">
  <semantics>
    <mrow>
      <mrow>
        <msub>
          <mi>I</mi>
          <mi mathvariant="italic">ow</mi>
        </msub>
        <mo stretchy="false">+</mo>
        <msub>
          <mi>K</mi>
          <mi mathvariant="italic">ow</mi>
        </msub>
      </mrow>
      <mrow>
        <msub>
          <mi mathvariant="italic">Tr</mi>
          <mi mathvariant="italic">ex</mi>
        </msub>
        <mo stretchy="false">+</mo>
        <msub>
          <mo stretchy="false">α</mo>
          <mrow>
            <mi>c</mi>
            <mi>,</mi>
            <mi mathvariant="italic">ow</mi>
          </mrow>
        </msub>
      </mrow>
      <msub>
        <mi>W</mi>
        <mrow>
          <mi>o</mi>
          <mn>3</mn>
        </mrow>
      </msub>
      <msub>
        <mi>T</mi>
        <mrow>
          <mi mathvariant="italic">oa</mi>
          <mi>,</mi>
          <mi mathvariant="italic">in</mi>
        </mrow>
      </msub>
    </mrow>
    <annotation encoding="StarMath 5.0">I_ow + K_ow Tr_ex + %alpha_{c,ow} W_{o 3} T_{oa,%in}</annotation>
  </semantics>
</math>
</file>

<file path=Object 31/content.xml><?xml version="1.0" encoding="utf-8"?>
<math xmlns="http://www.w3.org/1998/Math/MathML">
  <semantics>
    <mrow>
      <mrow>
        <msub>
          <mi>I</mi>
          <mi>b</mi>
        </msub>
        <mo stretchy="false">+</mo>
        <msub>
          <mo stretchy="false">α</mo>
          <mrow>
            <mi>c</mi>
            <mi>,</mi>
            <mi mathvariant="italic">ow</mi>
          </mrow>
        </msub>
      </mrow>
      <msub>
        <mi>W</mi>
        <mrow>
          <mi>o</mi>
          <mn>3</mn>
        </mrow>
      </msub>
      <mrow>
        <msub>
          <mi>T</mi>
          <mrow>
            <mi mathvariant="italic">oa</mi>
            <mi>,</mi>
            <mi mathvariant="italic">in</mi>
          </mrow>
        </msub>
        <mo stretchy="false">+</mo>
        <msub>
          <mo stretchy="false">α</mo>
          <mrow>
            <mi>c</mi>
            <mi>,</mi>
            <mi mathvariant="italic">iw</mi>
          </mrow>
        </msub>
      </mrow>
      <msub>
        <mi>W</mi>
        <mrow>
          <mi>i</mi>
          <mn>3</mn>
        </mrow>
      </msub>
      <msub>
        <mi>T</mi>
        <mrow>
          <mi mathvariant="italic">ia</mi>
          <mi>,</mi>
          <mi mathvariant="italic">in</mi>
        </mrow>
      </msub>
    </mrow>
    <annotation encoding="StarMath 5.0">I_b + %alpha_{c,ow} W_{o 3} T_{oa,%in} + %alpha_{c,iw} W_{i 3} T_{ia,%in}</annotation>
  </semantics>
</math>
</file>

<file path=Object 32/content.xml><?xml version="1.0" encoding="utf-8"?>
<math xmlns="http://www.w3.org/1998/Math/MathML">
  <semantics>
    <mrow>
      <mrow>
        <msub>
          <mi>I</mi>
          <mi mathvariant="italic">iw</mi>
        </msub>
        <mo stretchy="false">+</mo>
        <msub>
          <mi>K</mi>
          <mi mathvariant="italic">iw</mi>
        </msub>
      </mrow>
      <mrow>
        <msub>
          <mi mathvariant="italic">Tr</mi>
          <mi mathvariant="italic">rm</mi>
        </msub>
        <mo stretchy="false">+</mo>
        <msub>
          <mo stretchy="false">α</mo>
          <mrow>
            <mi>c</mi>
            <mi>,</mi>
            <mi mathvariant="italic">iw</mi>
          </mrow>
        </msub>
      </mrow>
      <msub>
        <mi>W</mi>
        <mrow>
          <mi>i</mi>
          <mn>3</mn>
        </mrow>
      </msub>
      <msub>
        <mi>T</mi>
        <mrow>
          <mi mathvariant="italic">ia</mi>
          <mi>,</mi>
          <mi mathvariant="italic">in</mi>
        </mrow>
      </msub>
    </mrow>
    <annotation encoding="StarMath 5.0">I_iw + K_iw Tr_rm + %alpha_{c,iw} W_{i 3} T_{ia,%in}</annotation>
  </semantics>
</math>
</file>

<file path=Object 33/content.xml><?xml version="1.0" encoding="utf-8"?>
<math xmlns="http://www.w3.org/1998/Math/MathML">
  <semantics>
    <mtable>
      <mtr>
        <mtd>
          <mrow>
            <mtext/>
            <mrow>
              <msub>
                <mi>T</mi>
                <mi mathvariant="italic">iw</mi>
              </msub>
              <mi mathvariant="normal">=</mi>
              <msub>
                <mi>b</mi>
                <mn>31</mn>
              </msub>
            </mrow>
            <mrow>
              <mrow>
                <mo stretchy="false">(</mo>
                <mrow>
                  <mrow>
                    <msub>
                      <mi>I</mi>
                      <mi mathvariant="italic">ow</mi>
                    </msub>
                    <mo stretchy="false">+</mo>
                    <msub>
                      <mi>K</mi>
                      <mi mathvariant="italic">ow</mi>
                    </msub>
                  </mrow>
                  <mrow>
                    <msub>
                      <mi mathvariant="italic">Tr</mi>
                      <mi mathvariant="italic">ex</mi>
                    </msub>
                    <mo stretchy="false">+</mo>
                    <msub>
                      <mo stretchy="false">α</mo>
                      <mrow>
                        <mi>c</mi>
                        <mi>,</mi>
                        <mi mathvariant="italic">ow</mi>
                      </mrow>
                    </msub>
                  </mrow>
                  <msub>
                    <mi>W</mi>
                    <mrow>
                      <mi>o</mi>
                      <mn>3</mn>
                    </mrow>
                  </msub>
                  <msub>
                    <mi>T</mi>
                    <mrow>
                      <mi mathvariant="italic">oa</mi>
                      <mi>,</mi>
                      <mi mathvariant="italic">in</mi>
                    </mrow>
                  </msub>
                </mrow>
                <mo stretchy="false">)</mo>
              </mrow>
              <mo stretchy="false">+</mo>
              <msub>
                <mi>b</mi>
                <mn>32</mn>
              </msub>
            </mrow>
            <mrow>
              <mrow>
                <mo stretchy="false">(</mo>
                <mrow>
                  <mrow>
                    <msub>
                      <mi>I</mi>
                      <mi>b</mi>
                    </msub>
                    <mo stretchy="false">+</mo>
                    <msub>
                      <mo stretchy="false">α</mo>
                      <mrow>
                        <mi>c</mi>
                        <mi>,</mi>
                        <mi mathvariant="italic">ow</mi>
                      </mrow>
                    </msub>
                  </mrow>
                  <msub>
                    <mi>W</mi>
                    <mrow>
                      <mi>o</mi>
                      <mn>3</mn>
                    </mrow>
                  </msub>
                  <mrow>
                    <msub>
                      <mi>T</mi>
                      <mrow>
                        <mi mathvariant="italic">oa</mi>
                        <mi>,</mi>
                        <mi mathvariant="italic">in</mi>
                      </mrow>
                    </msub>
                    <mo stretchy="false">+</mo>
                    <msub>
                      <mo stretchy="false">α</mo>
                      <mrow>
                        <mi>c</mi>
                        <mi>,</mi>
                        <mi mathvariant="italic">iw</mi>
                      </mrow>
                    </msub>
                  </mrow>
                  <msub>
                    <mi>W</mi>
                    <mrow>
                      <mi>i</mi>
                      <mn>3</mn>
                    </mrow>
                  </msub>
                  <msub>
                    <mi>T</mi>
                    <mrow>
                      <mi mathvariant="italic">ia</mi>
                      <mi>,</mi>
                      <mi mathvariant="italic">in</mi>
                    </mrow>
                  </msub>
                </mrow>
                <mo stretchy="false">)</mo>
              </mrow>
              <mo stretchy="false">+</mo>
              <msub>
                <mi>b</mi>
                <mn>33</mn>
              </msub>
            </mrow>
            <mrow>
              <mo stretchy="false">(</mo>
              <mrow>
                <mrow>
                  <msub>
                    <mi>I</mi>
                    <mi mathvariant="italic">iw</mi>
                  </msub>
                  <mo stretchy="false">+</mo>
                  <msub>
                    <mi>K</mi>
                    <mi mathvariant="italic">iw</mi>
                  </msub>
                </mrow>
                <mrow>
                  <msub>
                    <mi mathvariant="italic">Tr</mi>
                    <mi mathvariant="italic">rm</mi>
                  </msub>
                  <mo stretchy="false">+</mo>
                  <msub>
                    <mo stretchy="false">α</mo>
                    <mrow>
                      <mi>c</mi>
                      <mi>,</mi>
                      <mi mathvariant="italic">iw</mi>
                    </mrow>
                  </msub>
                </mrow>
                <msub>
                  <mi>W</mi>
                  <mrow>
                    <mi>i</mi>
                    <mn>3</mn>
                  </mrow>
                </msub>
                <msub>
                  <mi>T</mi>
                  <mrow>
                    <mi mathvariant="italic">ia</mi>
                    <mi>,</mi>
                    <mi mathvariant="italic">in</mi>
                  </mrow>
                </msub>
              </mrow>
              <mo stretchy="false">)</mo>
            </mrow>
          </mrow>
        </mtd>
      </mtr>
      <mtr>
        <mtd>
          <mrow>
            <mtext/>
            <mrow>
              <mphantom>
                <mstyle>
                  <mrow>
                    <msub>
                      <mi>T</mi>
                      <mi mathvariant="italic">iw</mi>
                    </msub>
                  </mrow>
                </mstyle>
              </mphantom>
              <mi mathvariant="normal">=</mi>
              <msub>
                <mi>b</mi>
                <mn>33</mn>
              </msub>
            </mrow>
            <msub>
              <mi>K</mi>
              <mi mathvariant="italic">iw</mi>
            </msub>
            <mrow>
              <msub>
                <mi mathvariant="italic">Tr</mi>
                <mi mathvariant="italic">rm</mi>
              </msub>
              <mo stretchy="false">+</mo>
              <msub>
                <mi>b</mi>
                <mn>31</mn>
              </msub>
            </mrow>
            <msub>
              <mi>K</mi>
              <mi mathvariant="italic">ow</mi>
            </msub>
            <mrow>
              <msub>
                <mi mathvariant="italic">Tr</mi>
                <mi mathvariant="italic">ex</mi>
              </msub>
              <mo stretchy="false">+</mo>
              <msub>
                <mi>b</mi>
                <mn>31</mn>
              </msub>
            </mrow>
            <mrow>
              <mrow>
                <mo stretchy="false">(</mo>
                <mrow>
                  <mrow>
                    <msub>
                      <mi>I</mi>
                      <mi mathvariant="italic">ow</mi>
                    </msub>
                    <mo stretchy="false">+</mo>
                    <msub>
                      <mo stretchy="false">α</mo>
                      <mrow>
                        <mi>c</mi>
                        <mi>,</mi>
                        <mi mathvariant="italic">ow</mi>
                      </mrow>
                    </msub>
                  </mrow>
                  <msub>
                    <mi>W</mi>
                    <mrow>
                      <mi>o</mi>
                      <mn>3</mn>
                    </mrow>
                  </msub>
                  <msub>
                    <mi>T</mi>
                    <mrow>
                      <mi mathvariant="italic">oa</mi>
                      <mi>,</mi>
                      <mi mathvariant="italic">in</mi>
                    </mrow>
                  </msub>
                </mrow>
                <mo stretchy="false">)</mo>
              </mrow>
              <mo stretchy="false">+</mo>
              <msub>
                <mi>b</mi>
                <mn>32</mn>
              </msub>
            </mrow>
            <mrow>
              <mrow>
                <mo stretchy="false">(</mo>
                <mrow>
                  <mrow>
                    <msub>
                      <mi>I</mi>
                      <mi>b</mi>
                    </msub>
                    <mo stretchy="false">+</mo>
                    <msub>
                      <mo stretchy="false">α</mo>
                      <mrow>
                        <mi>c</mi>
                        <mi>,</mi>
                        <mi mathvariant="italic">ow</mi>
                      </mrow>
                    </msub>
                  </mrow>
                  <msub>
                    <mi>W</mi>
                    <mrow>
                      <mi>o</mi>
                      <mn>3</mn>
                    </mrow>
                  </msub>
                  <mrow>
                    <msub>
                      <mi>T</mi>
                      <mrow>
                        <mi mathvariant="italic">oa</mi>
                        <mi>,</mi>
                        <mi mathvariant="italic">in</mi>
                      </mrow>
                    </msub>
                    <mo stretchy="false">+</mo>
                    <msub>
                      <mo stretchy="false">α</mo>
                      <mrow>
                        <mi>c</mi>
                        <mi>,</mi>
                        <mi mathvariant="italic">iw</mi>
                      </mrow>
                    </msub>
                  </mrow>
                  <msub>
                    <mi>W</mi>
                    <mrow>
                      <mi>i</mi>
                      <mn>3</mn>
                    </mrow>
                  </msub>
                  <msub>
                    <mi>T</mi>
                    <mrow>
                      <mi mathvariant="italic">ia</mi>
                      <mi>,</mi>
                      <mi mathvariant="italic">in</mi>
                    </mrow>
                  </msub>
                </mrow>
                <mo stretchy="false">)</mo>
              </mrow>
              <mo stretchy="false">+</mo>
              <msub>
                <mi>b</mi>
                <mn>33</mn>
              </msub>
            </mrow>
            <mrow>
              <mo stretchy="false">(</mo>
              <mrow>
                <mrow>
                  <msub>
                    <mi>I</mi>
                    <mi mathvariant="italic">iw</mi>
                  </msub>
                  <mo stretchy="false">+</mo>
                  <msub>
                    <mo stretchy="false">α</mo>
                    <mrow>
                      <mi>c</mi>
                      <mi>,</mi>
                      <mi mathvariant="italic">iw</mi>
                    </mrow>
                  </msub>
                </mrow>
                <msub>
                  <mi>W</mi>
                  <mrow>
                    <mi>i</mi>
                    <mn>3</mn>
                  </mrow>
                </msub>
                <msub>
                  <mi>T</mi>
                  <mrow>
                    <mi mathvariant="italic">ia</mi>
                    <mi>,</mi>
                    <mi mathvariant="italic">in</mi>
                  </mrow>
                </msub>
              </mrow>
              <mo stretchy="false">)</mo>
            </mrow>
          </mrow>
        </mtd>
      </mtr>
    </mtable>
    <annotation encoding="StarMath 5.0">"" T_iw = b_31 (I_ow + K_ow Tr_ex + %alpha_{c,ow} W_{o 3} T_{oa,%in}) + b_32 (I_b + %alpha_{c,ow} W_{o 3} T_{oa,%in} + %alpha_{c,iw} W_{i 3} T_{ia,%in}) + b_33 (I_iw + K_iw Tr_rm + %alpha_{c,iw} W_{i 3} T_{ia,%in}) newline 
"" phantom{T_iw} = b_33 K_iw Tr_rm + b_31 K_ow Tr_ex + b_31 (I_ow + %alpha_{c,ow} W_{o 3} T_{oa,%in}) + b_32 (I_b + %alpha_{c,ow} W_{o 3} T_{oa,%in} + %alpha_{c,iw} W_{i 3} T_{ia,%in}) + b_33 (I_iw + %alpha_{c,iw} W_{i 3} T_{ia,%in})</annotation>
  </semantics>
</math>
</file>

<file path=Object 34/content.xml><?xml version="1.0" encoding="utf-8"?>
<math xmlns="http://www.w3.org/1998/Math/MathML">
  <semantics>
    <mrow>
      <msub>
        <mi>K</mi>
        <mi mathvariant="italic">wo</mi>
      </msub>
      <mrow>
        <mrow>
          <mo stretchy="false">(</mo>
          <mrow>
            <msub>
              <mi mathvariant="italic">Tr</mi>
              <mi mathvariant="italic">rm</mi>
            </msub>
            <mi mathvariant="normal">−</mi>
            <msub>
              <mi>T</mi>
              <mi mathvariant="italic">iw</mi>
            </msub>
          </mrow>
          <mo stretchy="false">)</mo>
        </mrow>
        <mi mathvariant="normal">=</mi>
        <msub>
          <mo stretchy="false">α</mo>
          <mi mathvariant="italic">rm</mi>
        </msub>
      </mrow>
      <mrow>
        <mo stretchy="false">(</mo>
        <mrow>
          <msub>
            <mi mathvariant="italic">Tr</mi>
            <mi mathvariant="italic">rm</mi>
          </msub>
          <mi mathvariant="normal">−</mi>
          <msub>
            <mi>T</mi>
            <mi mathvariant="italic">sn</mi>
          </msub>
        </mrow>
        <mo stretchy="false">)</mo>
      </mrow>
    </mrow>
    <annotation encoding="StarMath 5.0">K_wo (Tr_rm - T_iw) = %alpha_rm (Tr_rm - T_sn)</annotation>
  </semantics>
</math>
</file>

<file path=Object 35/content.xml><?xml version="1.0" encoding="utf-8"?>
<math xmlns="http://www.w3.org/1998/Math/MathML">
  <semantics>
    <mtable>
      <mtr>
        <mtd>
          <mrow>
            <mtext/>
            <mrow>
              <msub>
                <mi>T</mi>
                <mi mathvariant="italic">sn</mi>
              </msub>
              <mi mathvariant="normal">=</mi>
              <mfenced open="" close="">
                <mrow>
                  <mn>1</mn>
                  <mi mathvariant="normal">−</mi>
                  <mfrac>
                    <msub>
                      <mi>K</mi>
                      <mi mathvariant="italic">wo</mi>
                    </msub>
                    <msub>
                      <mo stretchy="false">α</mo>
                      <mi mathvariant="italic">rm</mi>
                    </msub>
                  </mfrac>
                </mrow>
              </mfenced>
            </mrow>
            <mrow>
              <msub>
                <mi mathvariant="italic">Tr</mi>
                <mi mathvariant="italic">rm</mi>
              </msub>
              <mo stretchy="false">+</mo>
              <mfrac>
                <msub>
                  <mi>K</mi>
                  <mi mathvariant="italic">wo</mi>
                </msub>
                <msub>
                  <mo stretchy="false">α</mo>
                  <mi mathvariant="italic">rm</mi>
                </msub>
              </mfrac>
            </mrow>
            <mrow>
              <mo stretchy="false">(</mo>
              <mrow>
                <msub>
                  <mi>b</mi>
                  <mn>33</mn>
                </msub>
                <msub>
                  <mi>K</mi>
                  <mi mathvariant="italic">iw</mi>
                </msub>
                <mrow>
                  <msub>
                    <mi mathvariant="italic">Tr</mi>
                    <mi mathvariant="italic">rm</mi>
                  </msub>
                  <mo stretchy="false">+</mo>
                  <msub>
                    <mi>b</mi>
                    <mn>31</mn>
                  </msub>
                </mrow>
                <msub>
                  <mi>K</mi>
                  <mi mathvariant="italic">ow</mi>
                </msub>
                <mrow>
                  <msub>
                    <mi mathvariant="italic">Tr</mi>
                    <mi mathvariant="italic">ex</mi>
                  </msub>
                  <mo stretchy="false">+</mo>
                  <msub>
                    <mi>b</mi>
                    <mn>31</mn>
                  </msub>
                </mrow>
                <mrow>
                  <mrow>
                    <mo stretchy="false">(</mo>
                    <mrow>
                      <mrow>
                        <msub>
                          <mi>I</mi>
                          <mi mathvariant="italic">ow</mi>
                        </msub>
                        <mo stretchy="false">+</mo>
                        <msub>
                          <mo stretchy="false">α</mo>
                          <mrow>
                            <mi>c</mi>
                            <mi>,</mi>
                            <mi mathvariant="italic">ow</mi>
                          </mrow>
                        </msub>
                      </mrow>
                      <msub>
                        <mi>W</mi>
                        <mrow>
                          <mi>o</mi>
                          <mn>3</mn>
                        </mrow>
                      </msub>
                      <msub>
                        <mi>T</mi>
                        <mrow>
                          <mi mathvariant="italic">oa</mi>
                          <mi>,</mi>
                          <mi mathvariant="italic">in</mi>
                        </mrow>
                      </msub>
                    </mrow>
                    <mo stretchy="false">)</mo>
                  </mrow>
                  <mo stretchy="false">+</mo>
                  <msub>
                    <mi>b</mi>
                    <mn>32</mn>
                  </msub>
                </mrow>
                <mrow>
                  <mrow>
                    <mo stretchy="false">(</mo>
                    <mrow>
                      <mrow>
                        <msub>
                          <mi>I</mi>
                          <mi>b</mi>
                        </msub>
                        <mo stretchy="false">+</mo>
                        <msub>
                          <mo stretchy="false">α</mo>
                          <mrow>
                            <mi>c</mi>
                            <mi>,</mi>
                            <mi mathvariant="italic">ow</mi>
                          </mrow>
                        </msub>
                      </mrow>
                      <msub>
                        <mi>W</mi>
                        <mrow>
                          <mi>o</mi>
                          <mn>3</mn>
                        </mrow>
                      </msub>
                      <mrow>
                        <msub>
                          <mi>T</mi>
                          <mrow>
                            <mi mathvariant="italic">oa</mi>
                            <mi>,</mi>
                            <mi mathvariant="italic">in</mi>
                          </mrow>
                        </msub>
                        <mo stretchy="false">+</mo>
                        <msub>
                          <mo stretchy="false">α</mo>
                          <mrow>
                            <mi>c</mi>
                            <mi>,</mi>
                            <mi mathvariant="italic">iw</mi>
                          </mrow>
                        </msub>
                      </mrow>
                      <msub>
                        <mi>W</mi>
                        <mrow>
                          <mi>i</mi>
                          <mn>3</mn>
                        </mrow>
                      </msub>
                      <msub>
                        <mi>T</mi>
                        <mrow>
                          <mi mathvariant="italic">ia</mi>
                          <mi>,</mi>
                          <mi mathvariant="italic">in</mi>
                        </mrow>
                      </msub>
                    </mrow>
                    <mo stretchy="false">)</mo>
                  </mrow>
                  <mo stretchy="false">+</mo>
                  <msub>
                    <mi>b</mi>
                    <mn>33</mn>
                  </msub>
                </mrow>
                <mrow>
                  <mo stretchy="false">(</mo>
                  <mrow>
                    <mrow>
                      <msub>
                        <mi>I</mi>
                        <mi mathvariant="italic">iw</mi>
                      </msub>
                      <mo stretchy="false">+</mo>
                      <msub>
                        <mo stretchy="false">α</mo>
                        <mrow>
                          <mi>c</mi>
                          <mi>,</mi>
                          <mi mathvariant="italic">iw</mi>
                        </mrow>
                      </msub>
                    </mrow>
                    <msub>
                      <mi>W</mi>
                      <mrow>
                        <mi>i</mi>
                        <mn>3</mn>
                      </mrow>
                    </msub>
                    <msub>
                      <mi>T</mi>
                      <mrow>
                        <mi mathvariant="italic">ia</mi>
                        <mi>,</mi>
                        <mi mathvariant="italic">in</mi>
                      </mrow>
                    </msub>
                  </mrow>
                  <mo stretchy="false">)</mo>
                </mrow>
              </mrow>
              <mo stretchy="false">)</mo>
            </mrow>
          </mrow>
        </mtd>
      </mtr>
      <mtr>
        <mtd>
          <mrow>
            <mtext/>
            <mrow>
              <mphantom>
                <mstyle>
                  <mrow>
                    <msub>
                      <mi>T</mi>
                      <mi mathvariant="italic">sn</mi>
                    </msub>
                  </mrow>
                </mstyle>
              </mphantom>
              <mi mathvariant="normal">=</mi>
              <mfenced open="" close="">
                <mrow>
                  <mrow>
                    <mrow>
                      <mn>1</mn>
                      <mi mathvariant="normal">−</mi>
                      <mfrac>
                        <msub>
                          <mi>K</mi>
                          <mi mathvariant="italic">wo</mi>
                        </msub>
                        <msub>
                          <mo stretchy="false">α</mo>
                          <mi mathvariant="italic">rm</mi>
                        </msub>
                      </mfrac>
                    </mrow>
                    <mo stretchy="false">+</mo>
                    <mfrac>
                      <msub>
                        <mi>K</mi>
                        <mi mathvariant="italic">wo</mi>
                      </msub>
                      <msub>
                        <mo stretchy="false">α</mo>
                        <mi mathvariant="italic">rm</mi>
                      </msub>
                    </mfrac>
                  </mrow>
                  <msub>
                    <mi>b</mi>
                    <mn>33</mn>
                  </msub>
                  <msub>
                    <mi>K</mi>
                    <mi mathvariant="italic">iw</mi>
                  </msub>
                </mrow>
              </mfenced>
            </mrow>
            <mrow>
              <msub>
                <mi mathvariant="italic">Tr</mi>
                <mi mathvariant="italic">rm</mi>
              </msub>
              <mo stretchy="false">+</mo>
              <mfrac>
                <msub>
                  <mi>K</mi>
                  <mi mathvariant="italic">wo</mi>
                </msub>
                <msub>
                  <mo stretchy="false">α</mo>
                  <mi mathvariant="italic">rm</mi>
                </msub>
              </mfrac>
            </mrow>
            <msub>
              <mi>b</mi>
              <mn>31</mn>
            </msub>
            <msub>
              <mi>K</mi>
              <mi mathvariant="italic">ow</mi>
            </msub>
            <mrow>
              <msub>
                <mi mathvariant="italic">Tr</mi>
                <mi mathvariant="italic">ex</mi>
              </msub>
              <mo stretchy="false">+</mo>
              <mfrac>
                <msub>
                  <mi>K</mi>
                  <mi mathvariant="italic">wo</mi>
                </msub>
                <msub>
                  <mo stretchy="false">α</mo>
                  <mi mathvariant="italic">rm</mi>
                </msub>
              </mfrac>
            </mrow>
            <mfenced open="{" close="}">
              <mrow>
                <msub>
                  <mi>b</mi>
                  <mn>31</mn>
                </msub>
                <mrow>
                  <mrow>
                    <mo stretchy="false">(</mo>
                    <mrow>
                      <mrow>
                        <msub>
                          <mi>I</mi>
                          <mi mathvariant="italic">ow</mi>
                        </msub>
                        <mo stretchy="false">+</mo>
                        <msub>
                          <mo stretchy="false">α</mo>
                          <mrow>
                            <mi>c</mi>
                            <mi>,</mi>
                            <mi mathvariant="italic">ow</mi>
                          </mrow>
                        </msub>
                      </mrow>
                      <msub>
                        <mi>W</mi>
                        <mrow>
                          <mi>o</mi>
                          <mn>3</mn>
                        </mrow>
                      </msub>
                      <msub>
                        <mi>T</mi>
                        <mrow>
                          <mi mathvariant="italic">oa</mi>
                          <mi>,</mi>
                          <mi mathvariant="italic">in</mi>
                        </mrow>
                      </msub>
                    </mrow>
                    <mo stretchy="false">)</mo>
                  </mrow>
                  <mo stretchy="false">+</mo>
                  <msub>
                    <mi>b</mi>
                    <mn>32</mn>
                  </msub>
                </mrow>
                <mrow>
                  <mrow>
                    <mo stretchy="false">(</mo>
                    <mrow>
                      <mrow>
                        <msub>
                          <mi>I</mi>
                          <mi>b</mi>
                        </msub>
                        <mo stretchy="false">+</mo>
                        <msub>
                          <mo stretchy="false">α</mo>
                          <mrow>
                            <mi>c</mi>
                            <mi>,</mi>
                            <mi mathvariant="italic">ow</mi>
                          </mrow>
                        </msub>
                      </mrow>
                      <msub>
                        <mi>W</mi>
                        <mrow>
                          <mi>o</mi>
                          <mn>3</mn>
                        </mrow>
                      </msub>
                      <mrow>
                        <msub>
                          <mi>T</mi>
                          <mrow>
                            <mi mathvariant="italic">oa</mi>
                            <mi>,</mi>
                            <mi mathvariant="italic">in</mi>
                          </mrow>
                        </msub>
                        <mo stretchy="false">+</mo>
                        <msub>
                          <mo stretchy="false">α</mo>
                          <mrow>
                            <mi>c</mi>
                            <mi>,</mi>
                            <mi mathvariant="italic">iw</mi>
                          </mrow>
                        </msub>
                      </mrow>
                      <msub>
                        <mi>W</mi>
                        <mrow>
                          <mi>i</mi>
                          <mn>3</mn>
                        </mrow>
                      </msub>
                      <msub>
                        <mi>T</mi>
                        <mrow>
                          <mi mathvariant="italic">ia</mi>
                          <mi>,</mi>
                          <mi mathvariant="italic">in</mi>
                        </mrow>
                      </msub>
                    </mrow>
                    <mo stretchy="false">)</mo>
                  </mrow>
                  <mo stretchy="false">+</mo>
                  <msub>
                    <mi>b</mi>
                    <mn>33</mn>
                  </msub>
                </mrow>
                <mrow>
                  <mo stretchy="false">(</mo>
                  <mrow>
                    <mrow>
                      <msub>
                        <mi>I</mi>
                        <mi mathvariant="italic">iw</mi>
                      </msub>
                      <mo stretchy="false">+</mo>
                      <msub>
                        <mo stretchy="false">α</mo>
                        <mrow>
                          <mi>c</mi>
                          <mi>,</mi>
                          <mi mathvariant="italic">iw</mi>
                        </mrow>
                      </msub>
                    </mrow>
                    <msub>
                      <mi>W</mi>
                      <mrow>
                        <mi>i</mi>
                        <mn>3</mn>
                      </mrow>
                    </msub>
                    <msub>
                      <mi>T</mi>
                      <mrow>
                        <mi mathvariant="italic">ia</mi>
                        <mi>,</mi>
                        <mi mathvariant="italic">in</mi>
                      </mrow>
                    </msub>
                  </mrow>
                  <mo stretchy="false">)</mo>
                </mrow>
              </mrow>
            </mfenced>
          </mrow>
        </mtd>
      </mtr>
    </mtable>
    <annotation encoding="StarMath 5.0">"" T_sn = left ( 1 - K_wo over %alpha_rm right ) Tr_rm + K_wo over %alpha_rm (b_33 K_iw Tr_rm + b_31 K_ow Tr_ex + b_31 (I_ow + %alpha_{c,ow} W_{o 3} T_{oa,%in}) + b_32 (I_b + %alpha_{c,ow} W_{o 3} T_{oa,%in} + %alpha_{c,iw} W_{i 3} T_{ia,%in}) + b_33 (I_iw + %alpha_{c,iw} W_{i 3} T_{ia,%in})) newline
"" phantom{T_sn} = left ( 1 - K_wo over %alpha_rm + K_wo over %alpha_rm b_33 K_iw right ) Tr_rm + K_wo over %alpha_rm b_31 K_ow Tr_ex + K_wo over %alpha_rm left lbrace b_31 (I_ow + %alpha_{c,ow} W_{o 3} T_{oa,%in}) + b_32 (I_b + %alpha_{c,ow} W_{o 3} T_{oa,%in} + %alpha_{c,iw} W_{i 3} T_{ia,%in}) + b_33 (I_iw + %alpha_{c,iw} W_{i 3} T_{ia,%in}) right rbrace</annotation>
  </semantics>
</math>
</file>

<file path=Object 36/content.xml><?xml version="1.0" encoding="utf-8"?>
<math xmlns="http://www.w3.org/1998/Math/MathML">
  <semantics>
    <mrow>
      <mrow>
        <msub>
          <mo stretchy="false">ɛ</mo>
          <mi mathvariant="italic">wi</mi>
        </msub>
        <mi mathvariant="normal">=</mi>
        <mrow>
          <mn>1</mn>
          <mi mathvariant="normal">−</mi>
          <mi>exp</mi>
        </mrow>
      </mrow>
      <mrow>
        <mo stretchy="false">(</mo>
        <mrow>
          <mi mathvariant="normal">−</mi>
          <msub>
            <mi>W</mi>
            <mi mathvariant="italic">hi</mi>
          </msub>
        </mrow>
        <mo stretchy="false">)</mo>
      </mrow>
    </mrow>
    <annotation encoding="StarMath 5.0">%varepsilon_wi = 1 - exp(-W_hi)</annotation>
  </semantics>
</math>
</file>

<file path=Object 37/content.xml><?xml version="1.0" encoding="utf-8"?>
<math xmlns="http://www.w3.org/1998/Math/MathML">
  <semantics>
    <mrow>
      <mrow>
        <msub>
          <mo stretchy="false">ɛ</mo>
          <mi mathvariant="italic">wo</mi>
        </msub>
        <mi mathvariant="normal">=</mi>
        <mrow>
          <mn>1</mn>
          <mi mathvariant="normal">−</mi>
          <mi>exp</mi>
        </mrow>
      </mrow>
      <mrow>
        <mo stretchy="false">(</mo>
        <mrow>
          <mi mathvariant="normal">−</mi>
          <msub>
            <mi>W</mi>
            <mi mathvariant="italic">ho</mi>
          </msub>
        </mrow>
        <mo stretchy="false">)</mo>
      </mrow>
    </mrow>
    <annotation encoding="StarMath 5.0">%varepsilon_wo = 1 - exp(-W_ho)</annotation>
  </semantics>
</math>
</file>

<file path=Object 38/content.xml><?xml version="1.0" encoding="utf-8"?>
<math xmlns="http://www.w3.org/1998/Math/MathML">
  <semantics>
    <mrow>
      <mrow>
        <msub>
          <mi>I</mi>
          <mi mathvariant="italic">iw</mi>
        </msub>
        <mo stretchy="false">+</mo>
        <msub>
          <mo stretchy="false">α</mo>
          <mrow>
            <mi>c</mi>
            <mi>,</mi>
            <mi mathvariant="italic">iw</mi>
          </mrow>
        </msub>
      </mrow>
      <mrow>
        <mrow>
          <mo stretchy="false">(</mo>
          <mrow>
            <msub>
              <mi>T</mi>
              <mi mathvariant="italic">ia</mi>
            </msub>
            <mi mathvariant="normal">−</mi>
            <msub>
              <mi>T</mi>
              <mi mathvariant="italic">iw</mi>
            </msub>
          </mrow>
          <mo stretchy="false">)</mo>
        </mrow>
        <mo stretchy="false">+</mo>
        <msub>
          <mo stretchy="false">α</mo>
          <mrow>
            <mi>r</mi>
            <mi>,</mi>
            <mrow>
              <mi mathvariant="italic">iw</mi>
              <mi mathvariant="normal">−</mi>
              <mi>b</mi>
            </mrow>
          </mrow>
        </msub>
      </mrow>
      <mrow>
        <mrow>
          <mo stretchy="false">(</mo>
          <mrow>
            <msub>
              <mi>T</mi>
              <mi>b</mi>
            </msub>
            <mi mathvariant="normal">−</mi>
            <msub>
              <mi>T</mi>
              <mi mathvariant="italic">iw</mi>
            </msub>
          </mrow>
          <mo stretchy="false">)</mo>
        </mrow>
        <mo stretchy="false">+</mo>
        <msub>
          <mi>K</mi>
          <mi mathvariant="italic">iw</mi>
        </msub>
      </mrow>
      <mrow>
        <mrow>
          <mo stretchy="false">(</mo>
          <mrow>
            <msub>
              <mi mathvariant="italic">Tr</mi>
              <mi mathvariant="italic">rm</mi>
            </msub>
            <mi mathvariant="normal">−</mi>
            <msub>
              <mi>T</mi>
              <mi mathvariant="italic">iw</mi>
            </msub>
          </mrow>
          <mo stretchy="false">)</mo>
        </mrow>
        <mi mathvariant="normal">=</mi>
        <mn>0</mn>
      </mrow>
    </mrow>
    <annotation encoding="StarMath 5.0">I_iw + %alpha_{c,iw} (T_ia - T_iw) + %alpha_{r,iw-b} (T_b - T_iw) + K_iw (Tr_rm - T_iw) = 0</annotation>
  </semantics>
</math>
</file>

<file path=Object 39/content.xml><?xml version="1.0" encoding="utf-8"?>
<math xmlns="http://www.w3.org/1998/Math/MathML">
  <semantics>
    <mrow>
      <mrow>
        <msub>
          <mi>I</mi>
          <mi mathvariant="italic">ow</mi>
        </msub>
        <mo stretchy="false">+</mo>
        <msub>
          <mo stretchy="false">α</mo>
          <mrow>
            <mi>c</mi>
            <mi>,</mi>
            <mi mathvariant="italic">ow</mi>
          </mrow>
        </msub>
      </mrow>
      <mrow>
        <mrow>
          <mo stretchy="false">(</mo>
          <mrow>
            <msub>
              <mi>h</mi>
              <mi mathvariant="italic">ow</mi>
            </msub>
            <mrow>
              <msub>
                <mi>T</mi>
                <mi mathvariant="italic">ow</mi>
              </msub>
              <mo stretchy="false">+</mo>
              <msub>
                <mi>h</mi>
                <mi mathvariant="italic">ob</mi>
              </msub>
            </mrow>
            <mrow>
              <msub>
                <mi>T</mi>
                <mi>b</mi>
              </msub>
              <mi mathvariant="normal">−</mi>
              <msub>
                <mi>T</mi>
                <mi mathvariant="italic">ow</mi>
              </msub>
            </mrow>
          </mrow>
          <mo stretchy="false">)</mo>
        </mrow>
        <mo stretchy="false">+</mo>
        <msub>
          <mo stretchy="false">α</mo>
          <mrow>
            <mi>r</mi>
            <mi>,</mi>
            <mrow>
              <mi mathvariant="italic">ow</mi>
              <mi mathvariant="normal">−</mi>
              <mi>b</mi>
            </mrow>
          </mrow>
        </msub>
      </mrow>
      <mrow>
        <mrow>
          <mo stretchy="false">(</mo>
          <mrow>
            <msub>
              <mi>T</mi>
              <mi>b</mi>
            </msub>
            <mi mathvariant="normal">−</mi>
            <msub>
              <mi>T</mi>
              <mi mathvariant="italic">ow</mi>
            </msub>
          </mrow>
          <mo stretchy="false">)</mo>
        </mrow>
        <mo stretchy="false">+</mo>
        <msub>
          <mi>K</mi>
          <mi mathvariant="italic">ow</mi>
        </msub>
      </mrow>
      <mrow>
        <mrow>
          <mo stretchy="false">(</mo>
          <mrow>
            <msub>
              <mi mathvariant="italic">Tr</mi>
              <mi mathvariant="italic">ex</mi>
            </msub>
            <mi mathvariant="normal">−</mi>
            <msub>
              <mi>T</mi>
              <mi mathvariant="italic">ow</mi>
            </msub>
          </mrow>
          <mo stretchy="false">)</mo>
        </mrow>
        <mi mathvariant="normal">=</mi>
        <mn>0</mn>
      </mrow>
    </mrow>
    <annotation encoding="StarMath 5.0">I_ow + %alpha_{c,ow} (h_ow T_ow + h_ob T_b - T_ow) + %alpha_{r,ow-b} (T_b - T_ow) + K_ow (Tr_ex - T_ow) = 0</annotation>
  </semantics>
</math>
</file>

<file path=Object 4/content.xml><?xml version="1.0" encoding="utf-8"?>
<math xmlns="http://www.w3.org/1998/Math/MathML">
  <semantics>
    <mrow>
      <mrow>
        <msub>
          <mi>I</mi>
          <mi>b</mi>
        </msub>
        <mo stretchy="false">+</mo>
        <msub>
          <mo stretchy="false">α</mo>
          <mrow>
            <mi>c</mi>
            <mi>,</mi>
            <mi mathvariant="italic">ob</mi>
          </mrow>
        </msub>
      </mrow>
      <mrow>
        <mrow>
          <mo stretchy="false">(</mo>
          <mrow>
            <msub>
              <mi>T</mi>
              <mi mathvariant="italic">oa</mi>
            </msub>
            <mi mathvariant="normal">−</mi>
            <msub>
              <mi>T</mi>
              <mi>b</mi>
            </msub>
          </mrow>
          <mo stretchy="false">)</mo>
        </mrow>
        <mo stretchy="false">+</mo>
        <msub>
          <mo stretchy="false">α</mo>
          <mrow>
            <mi>r</mi>
            <mi>,</mi>
            <mrow>
              <mi mathvariant="italic">ow</mi>
              <mi mathvariant="normal">−</mi>
              <mi>b</mi>
            </mrow>
          </mrow>
        </msub>
      </mrow>
      <mrow>
        <mrow>
          <mo stretchy="false">(</mo>
          <mrow>
            <msub>
              <mi>T</mi>
              <mi mathvariant="italic">ow</mi>
            </msub>
            <mi mathvariant="normal">−</mi>
            <msub>
              <mi>T</mi>
              <mi>b</mi>
            </msub>
          </mrow>
          <mo stretchy="false">)</mo>
        </mrow>
        <mo stretchy="false">+</mo>
        <msub>
          <mo stretchy="false">α</mo>
          <mrow>
            <mi>c</mi>
            <mi>,</mi>
            <mi mathvariant="italic">ib</mi>
          </mrow>
        </msub>
      </mrow>
      <mrow>
        <mrow>
          <mo stretchy="false">(</mo>
          <mrow>
            <msub>
              <mi>T</mi>
              <mi mathvariant="italic">ia</mi>
            </msub>
            <mi mathvariant="normal">−</mi>
            <msub>
              <mi>T</mi>
              <mi>b</mi>
            </msub>
          </mrow>
          <mo stretchy="false">)</mo>
        </mrow>
        <mo stretchy="false">+</mo>
        <msub>
          <mo stretchy="false">α</mo>
          <mrow>
            <mi>r</mi>
            <mi>,</mi>
            <mrow>
              <mi mathvariant="italic">iw</mi>
              <mi mathvariant="normal">−</mi>
              <mi>b</mi>
            </mrow>
          </mrow>
        </msub>
      </mrow>
      <mrow>
        <mrow>
          <mo stretchy="false">(</mo>
          <mrow>
            <msub>
              <mi>T</mi>
              <mi mathvariant="italic">iw</mi>
            </msub>
            <mi mathvariant="normal">−</mi>
            <msub>
              <mi>T</mi>
              <mi>b</mi>
            </msub>
          </mrow>
          <mo stretchy="false">)</mo>
        </mrow>
        <mi mathvariant="normal">=</mi>
        <mn>0</mn>
      </mrow>
    </mrow>
    <annotation encoding="StarMath 5.0">I_b + %alpha_{c,ob} (T_oa - T_b) + %alpha_{r,ow-b} (T_ow - T_b) + %alpha_{c,ib} (T_ia - T_b) + %alpha_{r,iw-b} (T_iw - T_b) = 0</annotation>
  </semantics>
</math>
</file>

<file path=Object 40/content.xml><?xml version="1.0" encoding="utf-8"?>
<math xmlns="http://www.w3.org/1998/Math/MathML">
  <semantics>
    <mrow>
      <mrow>
        <msub>
          <mi>I</mi>
          <mi>b</mi>
        </msub>
        <mo stretchy="false">+</mo>
        <msub>
          <mo stretchy="false">α</mo>
          <mrow>
            <mi>c</mi>
            <mi>,</mi>
            <mi mathvariant="italic">ob</mi>
          </mrow>
        </msub>
      </mrow>
      <mrow>
        <mrow>
          <mo stretchy="false">(</mo>
          <mrow>
            <msub>
              <mi>T</mi>
              <mi mathvariant="italic">oa</mi>
            </msub>
            <mi mathvariant="normal">−</mi>
            <msub>
              <mi>T</mi>
              <mi>b</mi>
            </msub>
          </mrow>
          <mo stretchy="false">)</mo>
        </mrow>
        <mo stretchy="false">+</mo>
        <msub>
          <mo stretchy="false">α</mo>
          <mrow>
            <mi>r</mi>
            <mi>,</mi>
            <mrow>
              <mi mathvariant="italic">ow</mi>
              <mi mathvariant="normal">−</mi>
              <mi>b</mi>
            </mrow>
          </mrow>
        </msub>
      </mrow>
      <mrow>
        <mrow>
          <mo stretchy="false">(</mo>
          <mrow>
            <msub>
              <mi>T</mi>
              <mi mathvariant="italic">ow</mi>
            </msub>
            <mi mathvariant="normal">−</mi>
            <msub>
              <mi>T</mi>
              <mi>b</mi>
            </msub>
          </mrow>
          <mo stretchy="false">)</mo>
        </mrow>
        <mo stretchy="false">+</mo>
        <msub>
          <mo stretchy="false">α</mo>
          <mrow>
            <mi>c</mi>
            <mi>,</mi>
            <mi mathvariant="italic">ib</mi>
          </mrow>
        </msub>
      </mrow>
      <mrow>
        <mrow>
          <mo stretchy="false">(</mo>
          <mrow>
            <msub>
              <mi>T</mi>
              <mi mathvariant="italic">ia</mi>
            </msub>
            <mi mathvariant="normal">−</mi>
            <msub>
              <mi>T</mi>
              <mi>b</mi>
            </msub>
          </mrow>
          <mo stretchy="false">)</mo>
        </mrow>
        <mo stretchy="false">+</mo>
        <msub>
          <mo stretchy="false">α</mo>
          <mrow>
            <mi>r</mi>
            <mi>,</mi>
            <mrow>
              <mi mathvariant="italic">iw</mi>
              <mi mathvariant="normal">−</mi>
              <mi>b</mi>
            </mrow>
          </mrow>
        </msub>
      </mrow>
      <mrow>
        <mrow>
          <mo stretchy="false">(</mo>
          <mrow>
            <msub>
              <mi>T</mi>
              <mi mathvariant="italic">iw</mi>
            </msub>
            <mi mathvariant="normal">−</mi>
            <msub>
              <mi>T</mi>
              <mi>b</mi>
            </msub>
          </mrow>
          <mo stretchy="false">)</mo>
        </mrow>
        <mi mathvariant="normal">=</mi>
        <mn>0</mn>
      </mrow>
    </mrow>
    <annotation encoding="StarMath 5.0">I_b + %alpha_{c,ob} (T_oa - T_b) + %alpha_{r,ow-b} (T_ow - T_b) + %alpha_{c,ib} (T_ia - T_b) + %alpha_{r,iw-b} (T_iw - T_b) = 0</annotation>
  </semantics>
</math>
</file>

<file path=Object 41/content.xml><?xml version="1.0" encoding="utf-8"?>
<math xmlns="http://www.w3.org/1998/Math/MathML">
  <semantics>
    <mrow>
      <mrow>
        <msub>
          <mi>T</mi>
          <mi mathvariant="italic">oa</mi>
        </msub>
        <mi mathvariant="normal">=</mi>
        <msub>
          <mi>h</mi>
          <mi mathvariant="italic">ow</mi>
        </msub>
      </mrow>
      <mrow>
        <msub>
          <mi>T</mi>
          <mi mathvariant="italic">ow</mi>
        </msub>
        <mo stretchy="false">+</mo>
        <msub>
          <mi>h</mi>
          <mi mathvariant="italic">ob</mi>
        </msub>
      </mrow>
      <msub>
        <mi>T</mi>
        <mi>b</mi>
      </msub>
      <mi/>
      <mrow>
        <msub>
          <mi>T</mi>
          <mi mathvariant="italic">ia</mi>
        </msub>
        <mi mathvariant="normal">=</mi>
        <msub>
          <mi>h</mi>
          <mi mathvariant="italic">iw</mi>
        </msub>
      </mrow>
      <mrow>
        <msub>
          <mi>T</mi>
          <mi mathvariant="italic">iw</mi>
        </msub>
        <mo stretchy="false">+</mo>
        <msub>
          <mi>h</mi>
          <mi mathvariant="italic">ow</mi>
        </msub>
      </mrow>
      <msub>
        <mi>T</mi>
        <mi>b</mi>
      </msub>
    </mrow>
    <annotation encoding="StarMath 5.0">T_oa = h_ow T_ow + h_ob T_b ~~~~ T_ia = h_iw T_iw + h_ow T_b</annotation>
  </semantics>
</math>
</file>

<file path=Object 42/content.xml><?xml version="1.0" encoding="utf-8"?>
<math xmlns="http://www.w3.org/1998/Math/MathML">
  <semantics>
    <mrow>
      <mrow>
        <mo stretchy="false">(</mo>
        <mrow>
          <msub>
            <mo stretchy="false">α</mo>
            <mrow>
              <mi>c</mi>
              <mi>,</mi>
              <mi mathvariant="italic">ow</mi>
            </mrow>
          </msub>
          <mrow>
            <mrow>
              <mrow>
                <msub>
                  <mi>W</mi>
                  <mrow>
                    <mi>o</mi>
                    <mn>1</mn>
                  </mrow>
                </msub>
                <mo stretchy="false">+</mo>
                <msub>
                  <mo stretchy="false">α</mo>
                  <mrow>
                    <mi>c</mi>
                    <mi>,</mi>
                    <mi mathvariant="italic">ow</mi>
                  </mrow>
                </msub>
              </mrow>
              <mo stretchy="false">+</mo>
              <msub>
                <mo stretchy="false">α</mo>
                <mrow>
                  <mi>r</mi>
                  <mi>,</mi>
                  <mrow>
                    <mi mathvariant="italic">ow</mi>
                    <mi mathvariant="normal">−</mi>
                    <mi>b</mi>
                  </mrow>
                </mrow>
              </msub>
            </mrow>
            <mo stretchy="false">+</mo>
            <msub>
              <mi>K</mi>
              <mi mathvariant="italic">ow</mi>
            </msub>
          </mrow>
        </mrow>
        <mo stretchy="false">)</mo>
      </mrow>
      <mrow>
        <msub>
          <mi>T</mi>
          <mi mathvariant="italic">ow</mi>
        </msub>
        <mi mathvariant="normal">−</mi>
        <mrow>
          <mo stretchy="false">(</mo>
          <mrow>
            <msub>
              <mo stretchy="false">α</mo>
              <mrow>
                <mi>c</mi>
                <mi>,</mi>
                <mi mathvariant="italic">ow</mi>
              </mrow>
            </msub>
            <mrow>
              <msub>
                <mi>W</mi>
                <mrow>
                  <mi>o</mi>
                  <mn>2</mn>
                </mrow>
              </msub>
              <mo stretchy="false">+</mo>
              <msub>
                <mo stretchy="false">α</mo>
                <mrow>
                  <mi>r</mi>
                  <mi>,</mi>
                  <mrow>
                    <mi mathvariant="italic">ow</mi>
                    <mi mathvariant="normal">−</mi>
                    <mi>b</mi>
                  </mrow>
                </mrow>
              </msub>
            </mrow>
          </mrow>
          <mo stretchy="false">)</mo>
        </mrow>
      </mrow>
      <mrow>
        <msub>
          <mi>T</mi>
          <mi>b</mi>
        </msub>
        <mi mathvariant="normal">=</mi>
        <mrow>
          <msub>
            <mi>I</mi>
            <mi mathvariant="italic">ow</mi>
          </msub>
          <mo stretchy="false">+</mo>
          <msub>
            <mi>K</mi>
            <mi mathvariant="italic">ow</mi>
          </msub>
        </mrow>
      </mrow>
      <mrow>
        <msub>
          <mi mathvariant="italic">Tr</mi>
          <mi mathvariant="italic">ex</mi>
        </msub>
        <mo stretchy="false">+</mo>
        <msub>
          <mo stretchy="false">α</mo>
          <mrow>
            <mi>c</mi>
            <mi>,</mi>
            <mi mathvariant="italic">ow</mi>
          </mrow>
        </msub>
      </mrow>
      <msub>
        <mi>W</mi>
        <mrow>
          <mi>o</mi>
          <mn>3</mn>
        </mrow>
      </msub>
      <msub>
        <mi>T</mi>
        <mrow>
          <mi mathvariant="italic">oa</mi>
          <mi>,</mi>
          <mi mathvariant="italic">in</mi>
        </mrow>
      </msub>
    </mrow>
    <annotation encoding="StarMath 5.0">(%alpha_{c,ow} W_{o 1} + %alpha_{c,ow} + %alpha_{r,ow-b} + K_ow) T_ow - (%alpha_{c,ow} W_{o 2} + %alpha_{r,ow-b}) T_b = I_ow + K_ow Tr_ex + %alpha_{c,ow} W_{o 3} T_{oa,%in}</annotation>
  </semantics>
</math>
</file>

<file path=Object 43/content.xml><?xml version="1.0" encoding="utf-8"?>
<math xmlns="http://www.w3.org/1998/Math/MathML">
  <semantics>
    <mrow>
      <mrow>
        <mo stretchy="false">(</mo>
        <mrow>
          <msub>
            <mo stretchy="false">α</mo>
            <mrow>
              <mi>c</mi>
              <mi>,</mi>
              <mi mathvariant="italic">ow</mi>
            </mrow>
          </msub>
          <mrow>
            <mrow>
              <mrow>
                <mo stretchy="false">(</mo>
                <mrow>
                  <mn>1</mn>
                  <mi mathvariant="normal">−</mi>
                  <msub>
                    <mi>h</mi>
                    <mi mathvariant="italic">ow</mi>
                  </msub>
                </mrow>
                <mo stretchy="false">)</mo>
              </mrow>
              <mo stretchy="false">+</mo>
              <msub>
                <mo stretchy="false">α</mo>
                <mrow>
                  <mi>r</mi>
                  <mi>,</mi>
                  <mrow>
                    <mi mathvariant="italic">ow</mi>
                    <mi mathvariant="normal">−</mi>
                    <mi>b</mi>
                  </mrow>
                </mrow>
              </msub>
            </mrow>
            <mo stretchy="false">+</mo>
            <msub>
              <mi>K</mi>
              <mi mathvariant="italic">ow</mi>
            </msub>
          </mrow>
        </mrow>
        <mo stretchy="false">)</mo>
      </mrow>
      <mrow>
        <msub>
          <mi>T</mi>
          <mi mathvariant="italic">ow</mi>
        </msub>
        <mi mathvariant="normal">−</mi>
        <mrow>
          <mo stretchy="false">(</mo>
          <mrow>
            <msub>
              <mo stretchy="false">α</mo>
              <mrow>
                <mi>c</mi>
                <mi>,</mi>
                <mi mathvariant="italic">ow</mi>
              </mrow>
            </msub>
            <mrow>
              <msub>
                <mi>h</mi>
                <mi mathvariant="italic">ob</mi>
              </msub>
              <mo stretchy="false">+</mo>
              <msub>
                <mo stretchy="false">α</mo>
                <mrow>
                  <mi>r</mi>
                  <mi>,</mi>
                  <mrow>
                    <mi mathvariant="italic">ow</mi>
                    <mi mathvariant="normal">−</mi>
                    <mi>b</mi>
                  </mrow>
                </mrow>
              </msub>
            </mrow>
          </mrow>
          <mo stretchy="false">)</mo>
        </mrow>
      </mrow>
      <mrow>
        <msub>
          <mi>T</mi>
          <mi>b</mi>
        </msub>
        <mi mathvariant="normal">=</mi>
        <mrow>
          <msub>
            <mi>I</mi>
            <mi mathvariant="italic">ow</mi>
          </msub>
          <mo stretchy="false">+</mo>
          <msub>
            <mi>K</mi>
            <mi mathvariant="italic">ow</mi>
          </msub>
        </mrow>
      </mrow>
      <msub>
        <mi mathvariant="italic">Tr</mi>
        <mi mathvariant="italic">ex</mi>
      </msub>
    </mrow>
    <annotation encoding="StarMath 5.0">(%alpha_{c,ow} (1 - h_ow) + %alpha_{r,ow-b} + K_ow) T_ow - (%alpha_{c,ow} h_ob + %alpha_{r,ow-b}) T_b = I_ow + K_ow Tr_ex</annotation>
  </semantics>
</math>
</file>

<file path=Object 5/content.xml><?xml version="1.0" encoding="utf-8"?>
<math xmlns="http://www.w3.org/1998/Math/MathML">
  <semantics>
    <mrow>
      <mrow>
        <msub>
          <mi>I</mi>
          <mi mathvariant="italic">iw</mi>
        </msub>
        <mo stretchy="false">+</mo>
        <msub>
          <mo stretchy="false">α</mo>
          <mrow>
            <mi>c</mi>
            <mi>,</mi>
            <mi mathvariant="italic">iw</mi>
          </mrow>
        </msub>
      </mrow>
      <mrow>
        <mrow>
          <mo stretchy="false">(</mo>
          <mrow>
            <msub>
              <mi>T</mi>
              <mi mathvariant="italic">ia</mi>
            </msub>
            <mi mathvariant="normal">−</mi>
            <msub>
              <mi>T</mi>
              <mi mathvariant="italic">iw</mi>
            </msub>
          </mrow>
          <mo stretchy="false">)</mo>
        </mrow>
        <mo stretchy="false">+</mo>
        <msub>
          <mo stretchy="false">α</mo>
          <mrow>
            <mi>r</mi>
            <mi>,</mi>
            <mrow>
              <mi mathvariant="italic">iw</mi>
              <mi mathvariant="normal">−</mi>
              <mi>b</mi>
            </mrow>
          </mrow>
        </msub>
      </mrow>
      <mrow>
        <mrow>
          <mo stretchy="false">(</mo>
          <mrow>
            <msub>
              <mi>T</mi>
              <mi>b</mi>
            </msub>
            <mi mathvariant="normal">−</mi>
            <msub>
              <mi>T</mi>
              <mi mathvariant="italic">iw</mi>
            </msub>
          </mrow>
          <mo stretchy="false">)</mo>
        </mrow>
        <mo stretchy="false">+</mo>
        <msub>
          <mi>K</mi>
          <mi mathvariant="italic">iw</mi>
        </msub>
      </mrow>
      <mrow>
        <mrow>
          <mo stretchy="false">(</mo>
          <mrow>
            <msub>
              <mi mathvariant="italic">Tr</mi>
              <mi mathvariant="italic">rm</mi>
            </msub>
            <mi mathvariant="normal">−</mi>
            <msub>
              <mi>T</mi>
              <mi mathvariant="italic">iw</mi>
            </msub>
          </mrow>
          <mo stretchy="false">)</mo>
        </mrow>
        <mi mathvariant="normal">=</mi>
        <mn>0</mn>
      </mrow>
    </mrow>
    <annotation encoding="StarMath 5.0">I_iw + %alpha_{c,iw} (T_ia - T_iw) + %alpha_{r,iw-b} (T_b - T_iw) + K_iw (Tr_rm - T_iw) = 0</annotation>
  </semantics>
</math>
</file>

<file path=Object 6/content.xml><?xml version="1.0" encoding="utf-8"?>
<!DOCTYPE math  PUBLIC '-//OpenOffice.org//DTD Modified W3C MathML 1.01//EN'  'math.dtd'>
<math:math xmlns:math="http://www.w3.org/1998/Math/MathML">
  <math:semantics>
    <math:mrow>
      <math:mrow>
        <math:msub>
          <math:mi>T</math:mi>
          <math:mrow>
            <math:mi math:fontstyle="italic">ow</math:mi>
            <math:mi>,</math:mi>
            <math:mi math:fontstyle="italic">out</math:mi>
          </math:mrow>
        </math:msub>
        <math:mo math:stretchy="false">=</math:mo>
        <math:mrow>
          <math:msub>
            <math:mi>T</math:mi>
            <math:mi math:fontstyle="italic">oas</math:mi>
          </math:msub>
          <math:mo math:stretchy="false">−</math:mo>
          <math:mrow>
            <math:mo math:stretchy="false">(</math:mo>
            <math:mrow>
              <math:msub>
                <math:mi>T</math:mi>
                <math:mi math:fontstyle="italic">oas</math:mi>
              </math:msub>
              <math:mo math:stretchy="false">−</math:mo>
              <math:msub>
                <math:mi>T</math:mi>
                <math:mrow>
                  <math:mi math:fontstyle="italic">ow</math:mi>
                  <math:mi>,</math:mi>
                  <math:mo math:stretchy="false">i</math:mo>
                </math:mrow>
              </math:msub>
            </math:mrow>
            <math:mo math:stretchy="false">)</math:mo>
          </math:mrow>
        </math:mrow>
      </math:mrow>
      <math:mi>exp</math:mi>
      <math:mrow>
        <math:mo math:stretchy="false">(</math:mo>
        <math:mrow>
          <math:mo math:stretchy="false">−</math:mo>
          <math:msub>
            <math:mi>W</math:mi>
            <math:mi math:fontstyle="italic">ho</math:mi>
          </math:msub>
        </math:mrow>
        <math:mo math:stretchy="false">)</math:mo>
      </math:mrow>
    </math:mrow>
    <math:annotation math:encoding="StarMath 5.0">T_{ow,out} = T_oas - (T_oas - T_{ow,%in}) exp(-W_{ho})</math:annotation>
  </math:semantics>
</math:math>
</file>

<file path=Object 7/content.xml><?xml version="1.0" encoding="utf-8"?>
<math xmlns="http://www.w3.org/1998/Math/MathML">
  <semantics>
    <mrow>
      <mrow>
        <msub>
          <mi>T</mi>
          <mi mathvariant="italic">oas</mi>
        </msub>
        <mi mathvariant="normal">=</mi>
        <mfrac>
          <msub>
            <mo stretchy="false">α</mo>
            <mrow>
              <mi>c</mi>
              <mi>,</mi>
              <mi mathvariant="italic">ow</mi>
            </mrow>
          </msub>
          <mrow>
            <msub>
              <mo stretchy="false">α</mo>
              <mrow>
                <mi>c</mi>
                <mi>,</mi>
                <mi mathvariant="italic">ow</mi>
              </mrow>
            </msub>
            <mo stretchy="false">+</mo>
            <msub>
              <mo stretchy="false">α</mo>
              <mrow>
                <mi>c</mi>
                <mi>,</mi>
                <mi mathvariant="italic">ob</mi>
              </mrow>
            </msub>
          </mrow>
        </mfrac>
      </mrow>
      <mrow>
        <msub>
          <mi>T</mi>
          <mi mathvariant="italic">ow</mi>
        </msub>
        <mo stretchy="false">+</mo>
        <mfrac>
          <msub>
            <mo stretchy="false">α</mo>
            <mrow>
              <mi>c</mi>
              <mi>,</mi>
              <mi mathvariant="italic">ob</mi>
            </mrow>
          </msub>
          <mrow>
            <msub>
              <mo stretchy="false">α</mo>
              <mrow>
                <mi>c</mi>
                <mi>,</mi>
                <mi mathvariant="italic">ow</mi>
              </mrow>
            </msub>
            <mo stretchy="false">+</mo>
            <msub>
              <mo stretchy="false">α</mo>
              <mrow>
                <mi>c</mi>
                <mi>,</mi>
                <mi mathvariant="italic">ob</mi>
              </mrow>
            </msub>
          </mrow>
        </mfrac>
      </mrow>
      <mrow>
        <msub>
          <mi>T</mi>
          <mi>b</mi>
        </msub>
        <mi mathvariant="normal">=</mi>
        <msub>
          <mi>h</mi>
          <mrow>
            <mi>o</mi>
            <mi>w</mi>
          </mrow>
        </msub>
      </mrow>
      <mrow>
        <msub>
          <mi>T</mi>
          <mi mathvariant="italic">ow</mi>
        </msub>
        <mo stretchy="false">+</mo>
        <msub>
          <mi>h</mi>
          <mrow>
            <mi>o</mi>
            <mi>b</mi>
          </mrow>
        </msub>
      </mrow>
      <msub>
        <mi>T</mi>
        <mi>b</mi>
      </msub>
    </mrow>
    <annotation encoding="StarMath 5.0">T_oas = %alpha_{c,ow} over {%alpha_{c,ow} + %alpha_{c,ob}} T_ow + %alpha_{c,ob} over {%alpha_{c,ow} + %alpha_{c,ob}} T_b = h_{o w} T_ow + h_{o b} T_b</annotation>
  </semantics>
</math>
</file>

<file path=Object 8/content.xml><?xml version="1.0" encoding="utf-8"?>
<math xmlns="http://www.w3.org/1998/Math/MathML">
  <semantics>
    <mrow>
      <msub>
        <mi>W</mi>
        <mi mathvariant="italic">ho</mi>
      </msub>
      <mi mathvariant="normal">=</mi>
      <mfrac>
        <mrow>
          <msub>
            <mo stretchy="false">α</mo>
            <mrow>
              <mi>c</mi>
              <mi>,</mi>
              <mi mathvariant="italic">ow</mi>
            </mrow>
          </msub>
          <mo stretchy="false">+</mo>
          <msub>
            <mo stretchy="false">α</mo>
            <mrow>
              <mi>c</mi>
              <mi>,</mi>
              <mi mathvariant="italic">ob</mi>
            </mrow>
          </msub>
        </mrow>
        <mrow>
          <msub>
            <mi>c</mi>
            <mi>a</mi>
          </msub>
          <msub>
            <mi>G</mi>
            <mi mathvariant="italic">owa</mi>
          </msub>
        </mrow>
      </mfrac>
    </mrow>
    <annotation encoding="StarMath 5.0">W_{ho} = {%alpha_{c,ow} + %alpha_{c,ob}} over {c_a G_owa}</annotation>
  </semantics>
</math>
</file>

<file path=Object 9/content.xml><?xml version="1.0" encoding="utf-8"?>
<!DOCTYPE math  PUBLIC '-//OpenOffice.org//DTD Modified W3C MathML 1.01//EN'  'math.dtd'>
<math:math xmlns:math="http://www.w3.org/1998/Math/MathML">
  <math:semantics>
    <math:mrow>
      <math:mrow>
        <math:msub>
          <math:mi>T</math:mi>
          <math:mrow>
            <math:mi math:fontstyle="italic">iw</math:mi>
            <math:mi>,</math:mi>
            <math:mi math:fontstyle="italic">out</math:mi>
          </math:mrow>
        </math:msub>
        <math:mo math:stretchy="false">=</math:mo>
        <math:mrow>
          <math:msub>
            <math:mi>T</math:mi>
            <math:mi math:fontstyle="italic">ias</math:mi>
          </math:msub>
          <math:mo math:stretchy="false">−</math:mo>
          <math:mrow>
            <math:mo math:stretchy="false">(</math:mo>
            <math:mrow>
              <math:msub>
                <math:mi>T</math:mi>
                <math:mi math:fontstyle="italic">ias</math:mi>
              </math:msub>
              <math:mo math:stretchy="false">−</math:mo>
              <math:msub>
                <math:mi>T</math:mi>
                <math:mrow>
                  <math:mi math:fontstyle="italic">iw</math:mi>
                  <math:mi>,</math:mi>
                  <math:mo math:stretchy="false">i</math:mo>
                </math:mrow>
              </math:msub>
            </math:mrow>
            <math:mo math:stretchy="false">)</math:mo>
          </math:mrow>
        </math:mrow>
      </math:mrow>
      <math:mi>exp</math:mi>
      <math:mrow>
        <math:mo math:stretchy="false">(</math:mo>
        <math:mrow>
          <math:mo math:stretchy="false">−</math:mo>
          <math:msub>
            <math:mi>W</math:mi>
            <math:mi math:fontstyle="italic">hi</math:mi>
          </math:msub>
        </math:mrow>
        <math:mo math:stretchy="false">)</math:mo>
      </math:mrow>
    </math:mrow>
    <math:annotation math:encoding="StarMath 5.0">T_{iw,out} = T_ias - (T_ias - T_{iw,%in}) exp(-W_{hi})</math:annotation>
  </math:semantics>
</math:math>
</file>